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5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InterfaceClass">
      <style:graphic-properties fo:min-height="0.578cm" fo:min-width="3.376cm"/>
      <style:paragraph-properties style:writing-mode="lr-tb"/>
    </style:style>
    <style:style style:name="gr30" style:family="graphic" style:parent-style-name="DataClass">
      <style:graphic-properties fo:min-height="0.578cm" fo:min-width="3.376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InterfaceClass">
      <style:graphic-properties fo:min-height="0.577cm" fo:min-width="3.376cm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9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43" style:family="graphic" style:parent-style-name="Implements_5f_conn">
      <style:graphic-properties/>
    </style:style>
    <style:style style:name="gr44" style:family="graphic" style:parent-style-name="Composes_5f_conn">
      <style:graphic-properties/>
    </style:style>
    <style:style style:name="gr45" style:family="graphic" style:parent-style-name="Extends_5f_conn">
      <style:graphic-properties/>
    </style:style>
    <style:style style:name="gr46" style:family="graphic" style:parent-style-name="has_5f_a_5f_conn">
      <style:graphic-properties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8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2.537cm"/>
      <style:paragraph-properties style:writing-mode="lr-tb"/>
    </style:style>
    <style:style style:name="gr50" style:family="graphic" style:parent-style-name="GameLink">
      <style:graphic-properties fo:min-height="0.105cm" fo:min-width="0.216cm"/>
    </style:style>
    <style:style style:name="gr5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3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6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59" style:family="graphic" style:parent-style-name="standard">
      <style:graphic-properties draw:stroke="none" draw:fill="none" fo:min-height="0.87cm"/>
      <style:paragraph-properties style:writing-mode="lr-tb"/>
    </style:style>
    <style:style style:name="gr60" style:family="graphic" style:parent-style-name="standard">
      <style:graphic-properties draw:stroke="none" draw:fill="none" fo:min-height="1.168cm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5.613cm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gr66" style:family="graphic" style:parent-style-name="standard">
      <style:graphic-properties draw:marker-start="Circle" draw:marker-start-width="0.3cm" draw:marker-end="Arrowheads_20_16" draw:marker-end-width="0.3cm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0.475cm" fo:min-width="5.831cm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76" style:family="graphic" style:parent-style-name="standard">
      <style:graphic-properties draw:stroke="none" draw:fill="none" fo:min-height="0.476cm"/>
      <style:paragraph-properties style:writing-mode="lr-tb"/>
    </style:style>
    <style:style style:name="gr77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.24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80" style:family="graphic" style:parent-style-name="objectwithoutfill">
      <style:graphic-properties svg:stroke-color="#000000" draw:marker-end="Arrowheads_20_24" draw:marker-end-width="0.254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2.305cm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twoheaded_5f_arrow">
      <style:graphic-properties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75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  <style:paragraph-properties style:writing-mode="lr-tb"/>
    </style:style>
    <style:style style:name="gr88" style:family="graphic" style:parent-style-name="standard">
      <style:graphic-properties draw:stroke="none" draw:fill="none" fo:min-height="0.713cm"/>
      <style:paragraph-properties style:writing-mode="lr-tb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2.437cm" fo:min-width="2.43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73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96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1.085cm" fo:min-width="0.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93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>
      <style:graphic-properties draw:stroke="none" draw:fill="none" fo:min-height="0.396cm"/>
      <style:paragraph-properties style:writing-mode="lr-tb"/>
    </style:style>
    <style:style style:name="gr101" style:family="graphic" style:parent-style-name="standard">
      <style:graphic-properties draw:stroke="none" draw:fill="none" fo:min-height="0.789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6cm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>
      <style:graphic-properties draw:stroke="none" draw:fill="none" fo:min-height="0.533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3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objectwithoutfill">
      <style:graphic-properties draw:stroke="dash" draw:stroke-dash="Long_20_Dash" svg:stroke-color="#808080" draw:marker-end="Reversed_20_Arrow" draw:marker-end-width="0.356cm" svg:stroke-linecap="butt" draw:fill="none" draw:textarea-vertical-align="middle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8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6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34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37" style:family="graphic" style:parent-style-name="objectwithoutfill">
      <style:graphic-properties svg:stroke-color="#000000" draw:marker-start="Arrow" draw:marker-start-width="0.254cm" draw:marker-end="Arrow" draw:marker-end-width="0.254cm" draw:fill="none" draw:textarea-vertical-align="middle"/>
    </style:style>
    <style:style style:name="gr138" style:family="graphic" style:parent-style-name="Implements_5f_conn">
      <style:graphic-properties svg:stroke-linecap="butt"/>
    </style:style>
    <style:style style:name="gr139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40" style:family="graphic" style:parent-style-name="InterfaceClass">
      <style:graphic-properties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469cm" fo:min-width="1.55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153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54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55" style:family="graphic" style:parent-style-name="standard">
      <style:graphic-properties draw:stroke="none" svg:stroke-color="#000000" draw:fill="none" draw:fill-color="#ffffff" fo:min-height="2.438cm"/>
      <style:paragraph-properties style:writing-mode="lr-tb"/>
    </style:style>
    <style:style style:name="gr156" style:family="graphic" style:parent-style-name="has_5f_a_5f_conn">
      <style:graphic-properties svg:stroke-color="#8d281e"/>
    </style:style>
    <style:style style:name="gr157" style:family="graphic" style:parent-style-name="standard">
      <style:graphic-properties svg:stroke-color="#808080" draw:fill-color="#ffffff" draw:textarea-horizontal-align="justify" draw:textarea-vertical-align="middle" draw:auto-grow-height="false" fo:min-height="8.153cm" fo:min-width="12.28cm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Condition">
      <style:graphic-properties fo:min-height="1.182cm" fo:min-width="0.942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7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Condition">
      <style:graphic-properties fo:min-height="1.182cm" fo:min-width="1.251cm"/>
      <style:paragraph-properties style:writing-mode="lr-tb"/>
    </style:style>
    <style:style style:name="gr168" style:family="graphic" style:parent-style-name="Condition">
      <style:graphic-properties fo:min-height="0.533cm" fo:min-width="1.894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fo:min-height="3.547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Condition">
      <style:graphic-properties fo:min-height="1.183cm" fo:min-width="2.102cm"/>
      <style:paragraph-properties style:writing-mode="lr-tb"/>
    </style:style>
    <style:style style:name="gr172" style:family="graphic" style:parent-style-name="Condition">
      <style:graphic-properties fo:min-height="0.548cm" fo:min-width="2.898cm"/>
      <style:paragraph-properties style:writing-mode="lr-tb"/>
    </style:style>
    <style:style style:name="gr173" style:family="graphic" style:parent-style-name="standard">
      <style:graphic-properties svg:stroke-color="#808080" draw:fill-color="#ffffff" draw:textarea-horizontal-align="justify" draw:textarea-vertical-align="middle" draw:auto-grow-height="false" fo:min-height="4.408cm" fo:min-width="14.503cm"/>
    </style:style>
    <style:style style:name="gr174" style:family="graphic" style:parent-style-name="standard">
      <style:graphic-properties svg:stroke-color="#808080" draw:fill-color="#ffffff" draw:textarea-horizontal-align="justify" draw:textarea-vertical-align="middle" draw:auto-grow-height="false" fo:min-height="6.701cm" fo:min-width="10.693cm"/>
    </style:style>
    <style:style style:name="gr175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245cm" fo:min-width="1.318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/>
      <style:paragraph-properties style:writing-mode="lr-tb"/>
    </style:style>
    <style:style style:name="gr177" style:family="graphic" style:parent-style-name="Condition">
      <style:graphic-properties fo:min-height="0.548cm" fo:min-width="1.403cm"/>
      <style:paragraph-properties style:writing-mode="lr-tb"/>
    </style:style>
    <style:style style:name="gr178" style:family="graphic" style:parent-style-name="Condition">
      <style:graphic-properties fo:min-height="0.789cm" fo:min-width="3.918cm"/>
      <style:paragraph-properties style:writing-mode="lr-tb"/>
    </style:style>
    <style:style style:name="gr179" style:family="graphic" style:parent-style-name="Condition">
      <style:graphic-properties fo:min-height="0.548cm" fo:min-width="1.513cm"/>
      <style:paragraph-properties style:writing-mode="lr-tb"/>
    </style:style>
    <style:style style:name="gr180" style:family="graphic" style:parent-style-name="Condition">
      <style:graphic-properties fo:min-height="0.548cm" fo:min-width="3.693cm"/>
      <style:paragraph-properties style:writing-mode="lr-tb"/>
    </style:style>
    <style:style style:name="gr181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125cm" fo:min-width="1.191cm"/>
      <style:paragraph-properties style:writing-mode="lr-tb"/>
    </style:style>
    <style:style style:name="gr18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Condition">
      <style:graphic-properties fo:min-height="0.395cm" fo:min-width="2.699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Condition">
      <style:graphic-properties fo:min-height="0.789cm" fo:min-width="3.452cm"/>
      <style:paragraph-properties style:writing-mode="lr-tb"/>
    </style:style>
    <style:style style:name="gr195" style:family="graphic" style:parent-style-name="Condition">
      <style:graphic-properties fo:min-height="1.183cm" fo:min-width="2.699cm"/>
      <style:paragraph-properties style:writing-mode="lr-tb"/>
    </style:style>
    <style:style style:name="gr196" style:family="graphic" style:parent-style-name="Condition">
      <style:graphic-properties fo:min-height="0.395cm" fo:min-width="3.901cm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Condition">
      <style:graphic-properties fo:min-height="0.548cm" fo:min-width="5.239cm"/>
      <style:paragraph-properties style:writing-mode="lr-tb"/>
    </style:style>
    <style:style style:name="gr200" style:family="graphic" style:parent-style-name="Condition">
      <style:graphic-properties fo:min-height="0.851cm" fo:min-width="3.575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2.004cm" style:use-optimal-row-height="false"/>
    </style:style>
    <style:style style:name="ro2" style:family="table-row">
      <style:table-row-properties style:row-height="0.935cm" style:use-optimal-row-height="false"/>
    </style:style>
    <style:style style:name="ro3" style:family="table-row">
      <style:table-row-properties style:row-height="0.799cm" style:use-optimal-row-height="false"/>
    </style:style>
    <style:style style:name="ro4" style:family="table-row">
      <style:table-row-properties style:row-height="0.87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815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1.024cm" style:use-optimal-row-height="false"/>
    </style:style>
    <style:style style:name="ro9" style:family="table-row">
      <style:table-row-properties style:row-height="0.882cm" style:use-optimal-row-height="false"/>
    </style:style>
    <style:style style:name="ro10" style:family="table-row">
      <style:table-row-properties style:row-height="0.965cm" style:use-optimal-row-height="false"/>
    </style:style>
    <style:style style:name="ro11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style:writing-mode="lr-tb"/>
    </style:style>
    <style:style style:name="P20" style:family="paragraph">
      <style:paragraph-properties fo:margin-top="0.076cm" fo:margin-bottom="0cm"/>
    </style:style>
    <style:style style:name="P21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fo:font-size="8pt"/>
    </style:style>
    <style:style style:name="P24" style:family="paragraph"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style:paragraph-properties fo:text-align="center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paragraph-properties fo:text-align="center"/>
      <style:text-properties style:font-size-asian="14pt" style:font-size-complex="14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style:text-properties fo:color="#666666" loext:opacity="100%" fo:font-size="14pt" style:font-size-asian="14pt" style:font-size-complex="14pt"/>
    </style:style>
    <style:style style:name="P3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style:writing-mode="lr-tb"/>
      <style:text-properties fo:font-size="10pt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center" style:writing-mode="lr-tb"/>
      <style:text-properties fo:font-size="10pt" style:font-size-asian="12pt" style:font-size-complex="12pt"/>
    </style:style>
    <style:style style:name="P40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41" style:family="paragraph">
      <style:paragraph-properties fo:margin-left="0cm" fo:margin-right="0cm" fo:text-indent="0cm">
        <style:tab-stops>
          <style:tab-stop style:position="0.465cm"/>
        </style:tab-stops>
      </style:paragraph-properties>
    </style:style>
    <style:style style:name="P42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3" style:family="paragraph">
      <style:paragraph-properties>
        <style:tab-stops>
          <style:tab-stop style:position="0.465cm"/>
        </style:tab-stops>
      </style:paragraph-properties>
    </style:style>
    <style:style style:name="P44" style:family="paragraph">
      <loext:graphic-properties draw:fill="none"/>
      <style:paragraph-properties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45" style:family="paragraph">
      <loext:graphic-properties draw:fill="none"/>
      <style:paragraph-properties fo:text-align="center" style:writing-mode="lr-tb"/>
      <style:text-properties fo:color="#5983b0" loext:opacity="100%" fo:font-size="14pt"/>
    </style:style>
    <style:style style:name="P4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/>
    </style:style>
    <style:style style:name="P48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c9211e" loext:opacity="100%" fo:font-size="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loext:opacity="100%"/>
    </style:style>
    <style:style style:name="T13" style:family="text">
      <style:text-properties fo:font-size="10pt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2pt" style:font-size-complex="12pt"/>
    </style:style>
    <style:style style:name="T16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17" style:family="text">
      <style:text-properties fo:color="#5983b0" loext:opacity="100%" fo:font-size="14pt"/>
    </style:style>
    <style:style style:name="T18" style:family="text">
      <style:text-properties style:font-name="Liberation Sans" fo:font-size="10pt" style:font-name-asian="Liberation Sans2" style:font-size-asian="10pt" style:font-name-complex="Liberation Sans2" style:font-size-complex="10pt"/>
    </style:style>
    <style:style style:name="T19" style:family="text">
      <style:text-properties style:font-name="Liberation Sans2" fo:font-size="10pt" style:font-name-asian="Liberation Sans2" style:font-name-complex="Liberation Sans2"/>
    </style:style>
    <style:style style:name="T20" style:family="text">
      <style:text-properties fo:color="#c9211e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3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4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5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6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7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8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9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20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21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21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22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3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4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5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5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6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6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7" draw:text-style-name="P12" xml:id="id23" draw:id="id23" draw:layer="layout" svg:width="13.635cm" svg:height="5.715cm" svg:x="13.082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19" draw:id="id19" draw:layer="layout" svg:width="3.81cm" svg:height="0.762cm" svg:x="4.853cm" svg:y="8.4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28" draw:id="id28" draw:layer="layout" svg:width="3.81cm" svg:height="0.762cm" svg:x="4.853cm" svg:y="3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7" draw:id="id27" draw:layer="layout" svg:width="3.81cm" svg:height="0.762cm" svg:x="13.717cm" svg:y="9.3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4" draw:id="id24" draw:layer="layout" svg:width="3.81cm" svg:height="0.762cm" svg:x="13.717cm" svg:y="10.7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xml:id="id20" draw:id="id20" draw:layer="layout" svg:width="3.81cm" svg:height="0.762cm" svg:x="13.717cm" svg:y="12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21" draw:id="id21" draw:layer="layout" svg:width="3.81cm" svg:height="0.762cm" svg:x="2.605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Qelat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2" draw:id="id22" draw:layer="layout" svg:width="3.81cm" svg:height="0.762cm" svg:x="7.368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ek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8" draw:id="id18" draw:layer="layout" svg:width="3.81cm" svg:height="0.762cm" svg:x="11.495cm" svg:y="3.5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xml:id="id15" draw:id="id15" draw:layer="layout" svg:width="3.81cm" svg:height="0.761cm" svg:x="19.75cm" svg:y="2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xml:id="id11" draw:id="id11" draw:layer="layout" svg:width="3.81cm" svg:height="0.762cm" svg:x="1.335cm" svg:y="2.2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16" draw:id="id16" draw:layer="layout" svg:width="3.81cm" svg:height="0.762cm" svg:x="17.845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xml:id="id17" draw:id="id17" draw:layer="layout" svg:width="3.81cm" svg:height="0.762cm" svg:x="22.89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6.8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eedCollIf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6.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5" draw:id="id25" draw:layer="layout" svg:width="3.81cm" svg:height="0.762cm" svg:x="19.432cm" svg:y="10.2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Flags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6" draw:id="id26" draw:layer="layout" svg:width="3.81cm" svg:height="0.762cm" svg:x="19.432cm" svg:y="11.4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corer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2" draw:id="id12" draw:layer="layout" svg:width="3.81cm" svg:height="0.762cm" svg:x="1.33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HoleProp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3.81cm" svg:height="0.762cm" svg:x="12.447cm" svg:y="5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4" draw:id="id14" draw:layer="layout" svg:width="3.81cm" svg:height="0.762cm" svg:x="12.447cm" svg:y="7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ameState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.81cm" svg:height="0.635cm" svg:x="1.652cm" svg:y="15.605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3.81cm" svg:height="0.635cm" svg:x="1.652cm" svg:y="16.24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connector draw:name="Connector-Curved 2" draw:style-name="gr40" draw:text-style-name="P17" draw:layer="layout" draw:type="curve" svg:x1="2.097cm" svg:y1="3.05cm" svg:x2="2.097cm" svg:y2="6.715cm" draw:start-shape="id11" draw:start-glue-point="6" draw:end-shape="id12" draw:end-glue-point="5" svg:d="M2097 3050v3665" svg:viewBox="0 0 1 3666">
          <text:p/>
        </draw:connector>
        <draw:frame draw:style-name="gr41" draw:text-style-name="P10" draw:layer="layout" svg:width="8.89cm" svg:height="1.122cm" svg:x="8.637cm" svg:y="1cm">
          <draw:text-box>
            <text:p><text:span text:style-name="T6">Mancala Game Classes</text:span></text:p>
          </draw:text-box>
        </draw:frame>
        <draw:frame draw:style-name="gr42" draw:text-style-name="P11" draw:layer="layout" svg:width="1.586cm" svg:height="0.421cm" svg:x="18.797cm" svg:y="13.7cm">
          <draw:text-box>
            <text:p><text:span text:style-name="T7">one of each</text:span></text:p>
          </draw:text-box>
        </draw:frame>
        <draw:connector draw:style-name="gr43" draw:layer="layout" svg:x1="14.352cm" svg:y1="6.732cm" svg:x2="14.352cm" svg:y2="7.558cm" draw:start-shape="id13" draw:start-glue-point="2" draw:end-shape="id14" draw:end-glue-point="0" svg:d="M14352 6732v826" svg:viewBox="0 0 1 827">
          <text:p/>
        </draw:connector>
        <draw:connector draw:style-name="gr43" draw:layer="layout" draw:line-skew="0.525cm" svg:x1="21.655cm" svg:y1="3.475cm" svg:x2="19.75cm" svg:y2="6.936cm" draw:start-shape="id15" draw:start-glue-point="2" draw:end-shape="id16" draw:end-glue-point="0" svg:d="M21655 3475v2255h-1905v1206" svg:viewBox="0 0 1906 3462">
          <text:p/>
        </draw:connector>
        <draw:connector draw:style-name="gr43" draw:layer="layout" draw:line-skew="0.525cm" svg:x1="21.655cm" svg:y1="3.475cm" svg:x2="24.795cm" svg:y2="6.936cm" draw:start-shape="id15" draw:start-glue-point="2" draw:end-shape="id17" draw:end-glue-point="0" svg:d="M21655 3475v2255h3140v1206" svg:viewBox="0 0 3141 3462">
          <text:p/>
        </draw:connector>
        <draw:connector draw:style-name="gr43" draw:layer="layout" draw:line-skew="-1.575cm" svg:x1="13.4cm" svg:y1="4.276cm" svg:x2="6.758cm" svg:y2="8.493cm" draw:start-shape="id18" draw:start-glue-point="2" draw:end-shape="id19" draw:end-glue-point="0" svg:d="M13400 4276v534h-6642v3683" svg:viewBox="0 0 6643 4218">
          <text:p/>
        </draw:connector>
        <draw:connector draw:style-name="gr44" draw:layer="layout" svg:x1="7.901cm" svg:y1="9.255cm" svg:x2="13.717cm" svg:y2="12.507cm" draw:start-shape="id19" draw:start-glue-point="7" draw:end-shape="id20" draw:end-glue-point="3" svg:d="M7901 9255v3252h5816" svg:viewBox="0 0 5817 3253">
          <text:p/>
        </draw:connector>
        <draw:connector draw:style-name="gr45" draw:layer="layout" draw:line-skew="1.429cm" svg:x1="6.758cm" svg:y1="9.255cm" svg:x2="4.51cm" svg:y2="14.017cm" draw:start-shape="id19" draw:start-glue-point="2" draw:end-shape="id21" draw:end-glue-point="0" svg:d="M6758 9255v3810h-2248v952" svg:viewBox="0 0 2249 4763">
          <text:p/>
        </draw:connector>
        <draw:connector draw:style-name="gr45" draw:layer="layout" draw:line-skew="1.429cm" svg:x1="6.758cm" svg:y1="9.255cm" svg:x2="9.273cm" svg:y2="14.017cm" draw:start-shape="id19" draw:start-glue-point="2" draw:end-shape="id22" draw:end-glue-point="0" svg:d="M6758 9255v3810h2515v952" svg:viewBox="0 0 2516 4763">
          <text:p/>
        </draw:connector>
        <draw:connector draw:style-name="gr44" draw:layer="layout" svg:x1="15.622cm" svg:y1="12.888cm" svg:x2="19.899cm" svg:y2="14.335cm" draw:start-shape="id20" draw:start-glue-point="2" draw:end-shape="id23" svg:d="M15622 12888v732h4277v715" svg:viewBox="0 0 4278 1448">
          <text:p/>
        </draw:connector>
        <draw:connector draw:style-name="gr46" draw:layer="layout" svg:x1="17.527cm" svg:y1="11.129cm" svg:x2="19.432cm" svg:y2="10.594cm" draw:start-shape="id24" draw:start-glue-point="1" draw:end-shape="id25" draw:end-glue-point="3" svg:d="M17527 11129h953v-535h952" svg:viewBox="0 0 1906 536">
          <text:p/>
        </draw:connector>
        <draw:connector draw:style-name="gr46" draw:layer="layout" svg:x1="17.527cm" svg:y1="11.129cm" svg:x2="19.432cm" svg:y2="11.864cm" draw:start-shape="id24" draw:start-glue-point="1" draw:end-shape="id26" draw:end-glue-point="3" svg:d="M17527 11129h953v735h952" svg:viewBox="0 0 1906 736">
          <text:p/>
        </draw:connector>
        <draw:connector draw:style-name="gr46" draw:layer="layout" svg:x1="4.853cm" svg:y1="8.874cm" svg:x2="3.24cm" svg:y2="7.477cm" draw:start-shape="id19" draw:start-glue-point="3" draw:end-shape="id12" draw:end-glue-point="2" svg:d="M4853 8874h-1613v-1397" svg:viewBox="0 0 1614 1398">
          <text:p/>
        </draw:connector>
        <draw:connector draw:style-name="gr46" draw:layer="layout" draw:line-skew="-0.889cm" svg:x1="7.901cm" svg:y1="8.493cm" svg:x2="20.512cm" svg:y2="3.474cm" draw:start-shape="id19" draw:start-glue-point="4" draw:end-shape="id15" draw:end-glue-point="6" svg:d="M7901 8493v-3398h12611v-1621" svg:viewBox="0 0 12612 5020">
          <text:p/>
        </draw:connector>
        <draw:connector draw:style-name="gr46" draw:layer="layout" svg:x1="8.663cm" svg:y1="8.874cm" svg:x2="12.447cm" svg:y2="7.939cm" draw:start-shape="id19" draw:start-glue-point="1" draw:end-shape="id14" draw:end-glue-point="3" svg:d="M8663 8874h1892v-935h1892" svg:viewBox="0 0 3785 936">
          <text:p/>
        </draw:connector>
        <draw:connector draw:style-name="gr46" draw:layer="layout" draw:line-skew="-0.635cm" svg:x1="8.663cm" svg:y1="8.874cm" svg:x2="13.717cm" svg:y2="9.724cm" draw:start-shape="id19" draw:start-glue-point="1" draw:end-shape="id27" draw:end-glue-point="3" svg:d="M8663 8874h1892v850h3162" svg:viewBox="0 0 5055 851">
          <text:p/>
        </draw:connector>
        <draw:connector draw:style-name="gr46" draw:layer="layout" draw:line-skew="-0.635cm" svg:x1="8.663cm" svg:y1="8.874cm" svg:x2="13.717cm" svg:y2="11.129cm" draw:start-shape="id19" draw:start-glue-point="1" draw:end-shape="id24" draw:end-glue-point="3" svg:d="M8663 8874h1892v2255h3162" svg:viewBox="0 0 5055 2256">
          <text:p/>
        </draw:connector>
        <draw:frame draw:style-name="gr47" draw:text-style-name="P18" draw:layer="layout" svg:width="0.341cm" svg:height="0.577cm" svg:x="8.855cm" svg:y="8.212cm">
          <draw:text-box>
            <text:p><text:span text:style-name="T9">n</text:span></text:p>
          </draw:text-box>
        </draw:frame>
        <draw:frame draw:style-name="gr47" draw:text-style-name="P18" draw:layer="layout" svg:width="0.341cm" svg:height="0.577cm" svg:x="3.857cm" svg:y="8.237cm">
          <draw:text-box>
            <text:p><text:span text:style-name="T9">n</text:span></text:p>
          </draw:text-box>
        </draw:frame>
        <draw:line draw:style-name="gr46" draw:layer="layout" svg:x1="1.883cm" svg:y1="17.31cm" svg:x2="2.835cm" svg:y2="17.31cm">
          <text:p/>
        </draw:line>
        <draw:line draw:style-name="gr43" draw:layer="layout" svg:x1="1.883cm" svg:y1="17.745cm" svg:x2="2.835cm" svg:y2="17.745cm">
          <text:p/>
        </draw:line>
        <draw:line draw:style-name="gr45" draw:layer="layout" svg:x1="1.883cm" svg:y1="18.18cm" svg:x2="2.835cm" svg:y2="18.18cm">
          <text:p/>
        </draw:line>
        <draw:line draw:style-name="gr44" draw:text-style-name="P19" draw:layer="layout" svg:x1="1.901cm" svg:y1="18.697cm" svg:x2="2.853cm" svg:y2="18.697cm">
          <text:p/>
        </draw:line>
        <draw:line draw:style-name="gr48" draw:text-style-name="P8" draw:layer="layout" svg:x1="2.001cm" svg:y1="19.215cm" svg:x2="2.953cm" svg:y2="19.215cm">
          <text:p/>
        </draw:line>
        <draw:frame draw:style-name="gr49" draw:text-style-name="P21" draw:layer="layout" svg:width="2.827cm" svg:height="2.639cm" svg:x="2.953cm" svg:y="17.093cm">
          <draw:text-box>
            <text:p text:style-name="P20"><text:span text:style-name="T8">Has-a</text:span></text:p>
            <text:p text:style-name="P20"><text:span text:style-name="T8">Implements</text:span></text:p>
            <text:p text:style-name="P20"><text:span text:style-name="T8">Extends</text:span></text:p>
            <text:p text:style-name="P20"><text:span text:style-name="T8">Composes</text:span></text:p>
            <text:p text:style-name="P20"><text:span text:style-name="T8">Uses</text:span></text:p>
          </draw:text-box>
        </draw:frame>
        <draw:custom-shape draw:style-name="gr50" draw:layer="layout" svg:width="0.635cm" svg:height="0.635cm" draw:transform="rotate (1.5707963267949) translate (21.39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7.62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7.6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39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16.792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4.51cm 3.0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1.02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6.047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layer="layout" svg:width="0.635cm" svg:height="0.635cm" draw:transform="rotate (1.5707963267949) translate (2.07cm 20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22" draw:layer="layout" svg:width="4.863cm" svg:height="0.891cm" svg:x="2.922cm" svg:y="19.428cm">
          <draw:text-box>
            <text:p><text:span text:style-name="T8">Link to game instance (Mancala, Qelat or Deka)</text:span></text:p>
          </draw:text-box>
        </draw:frame>
        <draw:frame draw:style-name="gr52" draw:text-style-name="P11" draw:layer="layout" svg:width="3.537cm" svg:height="0.421cm" svg:x="20.385cm" svg:y="7.881cm">
          <draw:text-box>
            <text:p><text:span text:style-name="T7">Game access via AiGameIf</text:span></text:p>
          </draw:text-box>
        </draw:frame>
        <draw:frame draw:style-name="gr53" draw:text-style-name="P11" draw:layer="layout" svg:width="2.222cm" svg:height="1.767cm" svg:x="9.89cm" svg:y="16.695cm">
          <draw:text-box>
            <text:p><text:span text:style-name="T7">Full access to game instance</text:span></text:p>
          </draw:text-box>
        </draw:frame>
        <draw:frame draw:style-name="gr54" draw:text-style-name="P11" draw:layer="layout" svg:width="2.858cm" svg:height="0.804cm" svg:x="2.287cm" svg:y="3.24cm">
          <draw:text-box>
            <text:p><text:span text:style-name="T7">Game access via GameInterface</text:span></text:p>
          </draw:text-box>
        </draw:frame>
        <draw:frame draw:style-name="gr55" draw:text-style-name="P23" draw:layer="layout" svg:width="2.128cm" svg:height="0.739cm" svg:x="24.512cm" svg:y="7.985cm">
          <draw:text-box>
            <text:p><text:span text:style-name="T10">Still using turn directly</text:span></text:p>
          </draw:text-box>
        </draw:frame>
        <draw:connector draw:style-name="gr46" draw:layer="layout" svg:x1="5.145cm" svg:y1="2.922cm" svg:x2="6.758cm" svg:y2="3.667cm" draw:start-shape="id11" draw:start-glue-point="8" draw:end-shape="id28" draw:end-glue-point="0" svg:d="M5145 2922h1613v745" svg:viewBox="0 0 1614 746">
          <text:p/>
        </draw:connector>
        <draw:connector draw:style-name="gr43" draw:layer="layout" svg:x1="6.758cm" svg:y1="4.429cm" svg:x2="6.758cm" svg:y2="8.493cm" draw:start-shape="id28" draw:start-glue-point="2" draw:end-shape="id19" draw:end-glue-point="0" svg:d="M6758 4429v4064" svg:viewBox="0 0 1 4065">
          <text:p/>
        </draw:connector>
        <draw:custom-shape draw:style-name="gr56" draw:text-style-name="P25" xml:id="id29" draw:id="id29" draw:layer="layout" svg:width="3.175cm" svg:height="0.635cm" svg:x="18.832cm" svg:y="9.0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7" draw:text-style-name="P25" xml:id="id30" draw:id="id30" draw:layer="layout" svg:width="2.906cm" svg:height="0.635cm" svg:x="23.56cm" svg:y="12.8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17.527cm" svg:y1="9.471cm" svg:x2="18.832cm" svg:y2="9.583cm" draw:start-shape="id27" draw:start-glue-point="9" draw:end-shape="id29" draw:end-glue-point="11" svg:d="M17527 9471h652v112h653" svg:viewBox="0 0 1306 113">
          <text:p/>
        </draw:connector>
        <draw:connector draw:style-name="gr26" draw:text-style-name="P8" draw:layer="layout" svg:x1="10.416cm" svg:y1="14.017cm" svg:x2="23.56cm" svg:y2="13.375cm" draw:start-shape="id22" draw:start-glue-point="4" draw:end-shape="id30" draw:end-glue-point="11" svg:d="M10416 14017v-642h13144" svg:viewBox="0 0 13145 643">
          <text:p/>
        </draw:connector>
        <draw:connector draw:style-name="gr26" draw:text-style-name="P8" draw:layer="layout" svg:x1="5.653cm" svg:y1="14.017cm" svg:x2="23.56cm" svg:y2="13.375cm" draw:start-shape="id21" draw:start-glue-point="4" draw:end-shape="id30" draw:end-glue-point="11" svg:d="M5653 14017v-642h17907" svg:viewBox="0 0 17908 643">
          <text:p/>
        </draw:connector>
        <draw:connector draw:style-name="gr26" draw:text-style-name="P8" draw:layer="layout" svg:x1="23.242cm" svg:y1="11.864cm" svg:x2="25.013cm" svg:y2="12.847cm" draw:start-shape="id26" draw:start-glue-point="1" draw:end-shape="id30" draw:end-glue-point="0" svg:d="M23242 11864h1771v983" svg:viewBox="0 0 1772 984">
          <text:p/>
        </draw:connector>
        <draw:connector draw:style-name="gr26" draw:text-style-name="P8" draw:layer="layout" svg:x1="23.242cm" svg:y1="10.341cm" svg:x2="25.013cm" svg:y2="12.847cm" draw:start-shape="id25" draw:start-glue-point="9" draw:end-shape="id30" draw:end-glue-point="0" svg:d="M23242 10341h1771v2506" svg:viewBox="0 0 1772 2507">
          <text:p/>
        </draw:connector>
        <draw:connector draw:style-name="gr26" draw:text-style-name="P8" draw:layer="layout" draw:line-skew="-2.382cm" svg:x1="17.527cm" svg:y1="11.382cm" svg:x2="23.56cm" svg:y2="13.375cm" draw:start-shape="id24" draw:start-glue-point="8" draw:end-shape="id30" draw:end-glue-point="11" svg:d="M17527 11382h635v1993h5398" svg:viewBox="0 0 6034 1994">
          <text:p/>
        </draw:connector>
        <draw:connector draw:style-name="gr46" draw:layer="layout" draw:line-skew="-0.494cm" svg:x1="17.845cm" svg:y1="7.57cm" svg:x2="16.257cm" svg:y2="6.351cm" draw:start-shape="id16" draw:start-glue-point="11" draw:end-shape="id13" draw:end-glue-point="1" svg:d="M17845 7570h-1288v-1219h-300" svg:viewBox="0 0 1589 1220">
          <text:p/>
        </draw:connector>
        <draw:connector draw:style-name="gr46" draw:layer="layout" draw:line-skew="2.398cm" svg:x1="22.89cm" svg:y1="7.57cm" svg:x2="16.257cm" svg:y2="6.351cm" draw:start-shape="id17" draw:start-glue-point="11" draw:end-shape="id13" svg:d="M22890 7570h-918v-1219h-5715" svg:viewBox="0 0 6634 1220">
          <text:p/>
        </draw:connector>
        <draw:connector draw:style-name="gr46" draw:layer="layout" draw:line-skew="0.3cm" svg:x1="17.845cm" svg:y1="7.064cm" svg:x2="15.305cm" svg:y2="4.148cm" draw:start-shape="id16" draw:start-glue-point="10" draw:end-shape="id18" draw:end-glue-point="8" svg:d="M17845 7064h-970v-2916h-1570" svg:viewBox="0 0 2541 2917">
          <text:p/>
        </draw:connector>
        <draw:connector draw:style-name="gr46" draw:layer="layout" draw:line-skew="3.024cm" svg:x1="22.89cm" svg:y1="7.064cm" svg:x2="15.305cm" svg:y2="4.148cm" draw:start-shape="id17" draw:start-glue-point="10" draw:end-shape="id18" draw:end-glue-point="8" svg:d="M22890 7064h-768v-2916h-6817" svg:viewBox="0 0 7586 2917">
          <text:p/>
        </draw:connector>
        <draw:custom-shape draw:style-name="gr29" draw:text-style-name="P13" draw:layer="layout" svg:width="3.81cm" svg:height="0.762cm" svg:x="22.59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2">GetDirIf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standard" draw:layer="layout" svg:width="24.762cm" svg:height="7.079cm" svg:x="1.539cm" svg:y="4.3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6"><text:span text:style-name="T11">Mancala Methods</text:span></text:p>
                <text:p text:style-name="P26"><text:span text:style-name="T11">(mancala.py)</text:span></text:p>
              </table:table-cell>
              <table:covered-table-cell/>
              <table:table-cell table:style-name="ce3">
                <text:p text:style-name="P26"><text:span text:style-name="T11">Step</text:span></text:p>
                <text:p text:style-name="P26"><text:span text:style-name="T11">Number</text:span></text:p>
              </table:table-cell>
              <table:table-cell>
                <text:p><text:span text:style-name="T11">Description</text:span></text:p>
              </table:table-cell>
              <table:table-cell>
                <text:p><text:span text:style-name="T11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1">move</text:span></text:p>
              </table:table-cell>
              <table:table-cell/>
              <table:table-cell table:style-name="ce5">
                <text:p text:style-name="P26"><text:span text:style-name="T11">1</text:span></text:p>
              </table:table-cell>
              <table:table-cell table:style-name="ce6">
                <text:p text:style-name="P27">Parse move &amp; execute pass 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1">do_sow</text:span></text:p>
              </table:table-cell>
              <table:table-cell table:style-name="ce8">
                <text:p text:style-name="P26"><text:span text:style-name="T11">2</text:span></text:p>
              </table:table-cell>
              <table:table-cell table:style-name="ce9">
                <text:p text:style-name="P27">Start Sow (first hole, seeds)</text:p>
              </table:table-cell>
              <table:table-cell>
                <text:p><text:span text:style-name="T11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8"><text:span text:style-name="T11">3</text:span></text:p>
              </table:table-cell>
              <table:table-cell table:style-name="ce9">
                <text:p text:style-name="P27">Get Direction (CW or CCW)</text:p>
              </table:table-cell>
              <table:table-cell>
                <text:p><text:span text:style-name="T11">get_direction</text:span></text:p>
              </table:table-cell>
            </table:table-row>
            <table:table-row table:style-name="ro5" table:default-cell-style-name="ce7">
              <table:covered-table-cell/>
              <table:covered-table-cell/>
              <table:table-cell table:style-name="ce8">
                <text:p text:style-name="P28"><text:span text:style-name="T11">4</text:span></text:p>
              </table:table-cell>
              <table:table-cell table:style-name="ce9">
                <text:p text:style-name="P27">Sow – drop seeds</text:p>
              </table:table-cell>
              <table:table-cell>
                <text:p><text:span text:style-name="T11">sower &amp; incr</text:span></text:p>
              </table:table-cell>
            </table:table-row>
            <table:table-row table:style-name="ro6" table:default-cell-style-name="ce7">
              <table:covered-table-cell/>
              <table:table-cell>
                <text:p><text:span text:style-name="T11">capture_seeds</text:span></text:p>
              </table:table-cell>
              <table:table-cell table:style-name="ce8">
                <text:p text:style-name="P26"><text:span text:style-name="T11">5</text:span></text:p>
              </table:table-cell>
              <table:table-cell table:style-name="ce9">
                <text:p text:style-name="P27">Capture Seeds</text:p>
              </table:table-cell>
              <table:table-cell>
                <text:p><text:span text:style-name="T11">capt_ok, capturer &amp; incr</text:span></text:p>
              </table:table-cell>
            </table:table-row>
            <table:table-row table:style-name="ro5" table:default-cell-style-name="ce7">
              <table:covered-table-cell/>
              <table:table-cell>
                <text:p><text:span text:style-name="T11">win_conditions</text:span></text:p>
              </table:table-cell>
              <table:table-cell table:style-name="ce8">
                <text:p text:style-name="P26"><text:span text:style-name="T11">6</text:span></text:p>
              </table:table-cell>
              <table:table-cell table:style-name="ce9">
                <text:p text:style-name="P27">Win Condition – is game over</text:p>
              </table:table-cell>
              <table:table-cell>
                <text:p><text:span text:style-name="T11">collect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8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59" draw:text-style-name="P29" draw:layer="layout" svg:width="7.351cm" svg:height="0.972cm" svg:x="1.604cm" svg:y="3.203cm">
          <draw:text-box>
            <text:p><text:span text:style-name="T6">Mancala Move Steps</text:span></text:p>
          </draw:text-box>
        </draw:frame>
        <draw:frame draw:style-name="standard" draw:layer="layout" svg:width="14.097cm" svg:height="5.944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7" table:default-cell-style-name="ce10">
              <table:table-cell>
                <text:p text:style-name="P30">Interface</text:p>
              </table:table-cell>
              <table:table-cell table:style-name="ce11">
                <text:p text:style-name="P31">Method</text:p>
                <text:p text:style-name="P31">(mancala.py)</text:p>
              </table:table-cell>
              <table:table-cell>
                <text:p text:style-name="P30">Decorator</text:p>
              </table:table-cell>
            </table:table-row>
            <table:table-row table:style-name="ro8" table:default-cell-style-name="ce12">
              <table:table-cell>
                <text:p text:style-name="P30">GameInterface</text:p>
              </table:table-cell>
              <table:table-cell>
                <text:p text:style-name="P30">new_game</text:p>
              </table:table-cell>
              <table:table-cell>
                <text:p text:style-name="P30">new_game</text:p>
              </table:table-cell>
            </table:table-row>
            <table:table-row table:style-name="ro9" table:default-cell-style-name="ce12">
              <table:table-cell>
                <text:p text:style-name="P30">GameInterface</text:p>
              </table:table-cell>
              <table:table-cell>
                <text:p text:style-name="P30">get_allowable_holes</text:p>
              </table:table-cell>
              <table:table-cell>
                <text:p text:style-name="P30">allowables</text:p>
              </table:table-cell>
            </table:table-row>
            <table:table-row table:style-name="ro10" table:default-cell-style-name="ce12">
              <table:table-cell>
                <text:p text:style-name="P30">AIGameIf</text:p>
              </table:table-cell>
              <table:table-cell>
                <text:p text:style-name="P30">get_moves</text:p>
              </table:table-cell>
              <table:table-cell>
                <text:p text:style-name="P30">get_moves</text:p>
              </table:table-cell>
            </table:table-row>
            <table:table-row table:style-name="ro11" table:default-cell-style-name="ce12">
              <table:table-cell table:style-name="ce13">
                <text:p text:style-name="P32"><text:span text:style-name="T12">not applicable</text:span></text:p>
              </table:table-cell>
              <table:table-cell>
                <text:p text:style-name="P30">__str__</text:p>
              </table:table-cell>
              <table:table-cell>
                <text:p text:style-name="P30">get_stri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0" draw:text-style-name="P29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  <draw:page draw:name="page4" draw:style-name="dp1" draw:master-page-name="Default">
        <draw:custom-shape draw:style-name="gr61" draw:text-style-name="P3" xml:id="id39" draw:id="id39" draw:layer="layout" svg:width="5.715cm" svg:height="2.539cm" svg:x="15.28cm" svg:y="13.0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3" xml:id="id31" draw:id="id31" draw:layer="layout" svg:width="3.81cm" svg:height="0.762cm" svg:x="5.12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If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32" draw:id="id32" draw:layer="layout" svg:width="3.81cm" svg:height="0.762cm" svg:x="1.95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64" draw:text-style-name="P2" xml:id="id33" draw:id="id33" draw:layer="layout" svg:width="3.81cm" svg:height="0.762cm" svg:x="5.12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Round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1.635cm" svg:y1="8.302cm" svg:x2="2.587cm" svg:y2="7.35cm">
          <text:p/>
        </draw:line>
        <draw:line draw:style-name="gr66" draw:text-style-name="P26" draw:layer="layout" svg:x1="5.128cm" svg:y1="11.476cm" svg:x2="6.715cm" svg:y2="10.206cm">
          <text:p/>
        </draw:line>
        <draw:frame draw:style-name="gr67" draw:text-style-name="P34" draw:layer="layout" svg:width="1.586cm" svg:height="0.497cm" svg:x="7.033cm" svg:y="10.207cm">
          <draw:text-box>
            <text:p><text:span text:style-name="T13">rounds</text:span></text:p>
          </draw:text-box>
        </draw:frame>
        <draw:frame draw:style-name="gr68" draw:text-style-name="P35" draw:layer="layout" svg:width="9.841cm" svg:height="0.814cm" svg:x="1.952cm" svg:y="1.317cm">
          <draw:text-box>
            <text:p>New Game Classes and Deco</text:p>
          </draw:text-box>
        </draw:frame>
        <draw:frame draw:style-name="gr67" draw:text-style-name="P34" draw:layer="layout" svg:width="2.222cm" svg:height="0.497cm" svg:x="17.797cm" svg:y="8.972cm">
          <draw:text-box>
            <text:p><text:span text:style-name="T13">mustshare</text:span></text:p>
          </draw:text-box>
        </draw:frame>
        <draw:frame draw:style-name="gr68" draw:text-style-name="P35" draw:layer="layout" svg:width="9.841cm" svg:height="0.814cm" svg:x="16.241cm" svg:y="1.317cm">
          <draw:text-box>
            <text:p>Allowable Classes and Deco</text:p>
          </draw:text-box>
        </draw:frame>
        <draw:custom-shape draw:style-name="gr69" draw:text-style-name="P33" xml:id="id34" draw:id="id34" draw:layer="layout" svg:width="3.81cm" svg:height="0.762cm" svg:x="16.97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If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xml:id="id35" draw:id="id35" draw:layer="layout" svg:width="3.81cm" svg:height="0.762cm" svg:x="13.803cm" svg:y="6.0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6" draw:id="id36" draw:layer="layout" svg:width="3.81cm" svg:height="0.762cm" svg:x="16.978cm" svg:y="8.2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ustShare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13.7cm" svg:y1="7.667cm" svg:x2="14.652cm" svg:y2="6.715cm">
          <text:p/>
        </draw:line>
        <draw:line draw:style-name="gr66" draw:text-style-name="P26" draw:layer="layout" svg:x1="16.557cm" svg:y1="9.734cm" svg:x2="17.51cm" svg:y2="8.972cm">
          <text:p/>
        </draw:line>
        <draw:connector draw:style-name="gr43" draw:layer="layout" draw:line-skew="0.525cm" svg:x1="7.033cm" svg:y1="4.491cm" svg:x2="3.858cm" svg:y2="6.714cm" draw:start-shape="id31" draw:start-glue-point="2" draw:end-shape="id32" svg:d="M7033 4491v1637h-3175v586" svg:viewBox="0 0 3176 2224">
          <text:p/>
        </draw:connector>
        <draw:connector draw:style-name="gr43" draw:layer="layout" svg:x1="7.033cm" svg:y1="4.491cm" svg:x2="7.033cm" svg:y2="9.444cm" draw:start-shape="id31" draw:start-glue-point="2" draw:end-shape="id33" draw:end-glue-point="0" svg:d="M7033 4491v4953" svg:viewBox="0 0 1 4954">
          <text:p/>
        </draw:connector>
        <draw:connector draw:style-name="gr43" draw:layer="layout" draw:line-skew="0.525cm" svg:x1="18.883cm" svg:y1="4.491cm" svg:x2="15.708cm" svg:y2="6.079cm" draw:start-shape="id34" draw:start-glue-point="2" draw:end-shape="id35" draw:end-glue-point="0" svg:d="M18883 4491v1319h-3175v269" svg:viewBox="0 0 3176 1589">
          <text:p/>
        </draw:connector>
        <draw:connector draw:style-name="gr43" draw:layer="layout" svg:x1="18.883cm" svg:y1="4.491cm" svg:x2="18.883cm" svg:y2="8.209cm" draw:start-shape="id34" draw:start-glue-point="2" draw:end-shape="id36" draw:end-glue-point="0" svg:d="M18883 4491v3718" svg:viewBox="0 0 1 3719">
          <text:p/>
        </draw:connector>
        <draw:connector draw:style-name="gr46" draw:layer="layout" draw:type="curve" svg:x1="5.89cm" svg:y1="9.444cm" svg:x2="5.001cm" svg:y2="7.476cm" draw:start-shape="id33" draw:start-glue-point="5" draw:end-shape="id32" draw:end-glue-point="7" svg:d="M5890 9444c0-1476-889-492-889-1968" svg:viewBox="0 0 890 1969">
          <text:p/>
        </draw:connector>
        <draw:connector draw:style-name="gr46" draw:layer="layout" draw:type="curve" svg:x1="17.74cm" svg:y1="8.209cm" svg:x2="16.851cm" svg:y2="6.841cm" draw:start-shape="id36" draw:start-glue-point="5" draw:end-shape="id35" draw:end-glue-point="7" svg:d="M17740 8209c0-1026-889-342-889-1368" svg:viewBox="0 0 890 1369">
          <text:p/>
        </draw:connector>
        <draw:line draw:style-name="gr65" draw:text-style-name="P36" draw:layer="layout" svg:x1="1cm" svg:y1="20.367cm" svg:x2="1.82cm" svg:y2="19.547cm">
          <text:p/>
        </draw:line>
        <draw:frame draw:style-name="gr72" draw:text-style-name="P22" draw:layer="layout" svg:width="5.933cm" svg:height="0.577cm" svg:x="1.635cm" svg:y="19.79cm">
          <draw:text-box>
            <text:p><text:span text:style-name="T8">Possible decorator chain start</text:span></text:p>
          </draw:text-box>
        </draw:frame>
        <draw:custom-shape draw:name="Callout-5" draw:style-name="gr73" draw:text-style-name="P38" draw:layer="layout" svg:width="4.763cm" svg:height="0.953cm" svg:x="9.889cm" svg:y="11.477cm">
          <text:p text:style-name="P37"><text:span text:style-name="T14">Conditions for including this decorator in the chain</text:span></text:p>
          <draw:enhanced-geometry draw:mirror-horizontal="false" draw:mirror-vertical="false" svg:viewBox="0 0 0 0" draw:text-areas="0 0 ?f4 ?f7" draw:type="ooxml-accentCallout1" draw:modifiers="18750 -8333 -82599.5807127883 -36314.021830394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custom-shape draw:style-name="gr74" draw:text-style-name="P40" draw:layer="layout" svg:width="1.905cm" svg:height="1.905cm" svg:x="5.445cm" svg:y="13.382cm">
          <text:p text:style-name="P39"><text:span text:style-name="T15">new_</text:span></text:p>
          <text:p text:style-name="P39"><text:span text:style-name="T15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42" draw:layer="layout" svg:width="2.54cm" svg:height="3.421cm" svg:x="5.427cm" svg:y="15.604cm">
          <draw:text-box>
            <text:p text:style-name="P41"><text:span text:style-name="T16">Δ</text:span><text:span text:style-name="T16"><text:tab/></text:span><text:span text:style-name="T8">board</text:span></text:p>
            <text:p text:style-name="P41"><text:span text:style-name="T16">Δ</text:span><text:span text:style-name="T16"><text:tab/></text:span><text:span text:style-name="T8">store</text:span></text:p>
            <text:p text:style-name="P41"><text:span text:style-name="T16">Δ</text:span><text:span text:style-name="T8"><text:tab/></text:span><text:span text:style-name="T8">blocked</text:span></text:p>
            <text:p text:style-name="P41"><text:span text:style-name="T16">Δ</text:span><text:span text:style-name="T8"><text:tab/></text:span><text:span text:style-name="T8">child</text:span></text:p>
            <text:p text:style-name="P41"><text:span text:style-name="T16">Δ</text:span><text:span text:style-name="T8"><text:tab/></text:span><text:span text:style-name="T8">unlocked</text:span></text:p>
            <text:p text:style-name="P41"><text:span text:style-name="T16">Δ</text:span><text:span text:style-name="T8"><text:tab/></text:span><text:span text:style-name="T8">turn</text:span></text:p>
            <text:p text:style-name="P41"><text:span text:style-name="T16">Δ</text:span><text:span text:style-name="T8"><text:tab/></text:span><text:span text:style-name="T8">starter</text:span></text:p>
            <text:p text:style-name="P41"><text:span text:style-name="T8"><text:tab/></text:span><text:span text:style-name="T8">state</text:span></text:p>
          </draw:text-box>
        </draw:frame>
        <draw:frame draw:style-name="gr76" draw:text-style-name="P44" draw:layer="layout" svg:width="4.762cm" svg:height="0.578cm" svg:x="7.667cm" svg:y="19.889cm">
          <draw:text-box>
            <text:p text:style-name="P43"><text:span text:style-name="T16">Δ</text:span><text:span text:style-name="T8"><text:tab/></text:span><text:span text:style-name="T8">game state changed</text:span></text:p>
          </draw:text-box>
        </draw:frame>
        <draw:custom-shape draw:style-name="gr77" draw:text-style-name="P40" xml:id="id38" draw:id="id38" draw:layer="layout" svg:width="1.905cm" svg:height="1.905cm" svg:x="19.643cm" svg:y="16.194cm">
          <text:p text:style-name="P39"><text:span text:style-name="T15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42" draw:layer="layout" svg:width="2.54cm" svg:height="1.834cm" svg:x="19.438cm" svg:y="18.416cm">
          <draw:text-box>
            <text:p text:style-name="P41"><text:span text:style-name="T16"><text:tab/></text:span><text:span text:style-name="T8">board</text:span></text:p>
            <text:p text:style-name="P41"><text:span text:style-name="T8"><text:tab/></text:span><text:span text:style-name="T8">blocked</text:span></text:p>
            <text:p text:style-name="P41"><text:span text:style-name="T8"><text:tab/></text:span><text:span text:style-name="T8">child</text:span></text:p>
            <text:p text:style-name="P41"><text:span text:style-name="T8"><text:tab/></text:span><text:span text:style-name="T8">state</text:span></text:p>
          </draw:text-box>
        </draw:frame>
        <draw:frame draw:style-name="gr79" draw:text-style-name="P22" draw:layer="layout" svg:width="3.512cm" svg:height="0.577cm" svg:x="22.6cm" svg:y="16.987cm">
          <draw:text-box>
            <text:p><text:span text:style-name="T8">list: bool for each hole</text:span></text:p>
          </draw:text-box>
        </draw:frame>
        <draw:line draw:style-name="gr80" draw:text-style-name="P8" draw:layer="layout" svg:x1="21.548cm" svg:y1="17.237cm" svg:x2="22.5cm" svg:y2="17.237cm">
          <text:p/>
        </draw:line>
        <draw:custom-shape draw:style-name="gr77" draw:text-style-name="P40" draw:layer="layout" svg:width="1.905cm" svg:height="1.905cm" svg:x="16.015cm" svg:y="13.283cm">
          <text:p text:style-name="P39"><text:span text:style-name="T15">sow_</text:span></text:p>
          <text:p text:style-name="P39"><text:span text:style-name="T15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0" draw:layer="layout" svg:width="1.905cm" svg:height="1.905cm" svg:x="18.555cm" svg:y="13.283cm">
          <text:p text:style-name="P39"><text:span text:style-name="T15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1" draw:layer="layout" svg:width="1.078cm" svg:height="0.421cm" svg:x="15.28cm" svg:y="13.066cm">
          <draw:text-box>
            <text:p><text:span text:style-name="T7">do_sow</text:span></text:p>
          </draw:text-box>
        </draw:frame>
        <draw:line draw:style-name="gr26" draw:text-style-name="P8" draw:layer="layout" svg:x1="4.493cm" svg:y1="14.335cm" svg:x2="5.445cm" svg:y2="14.335cm">
          <text:p/>
        </draw:line>
        <draw:frame draw:style-name="gr82" draw:text-style-name="P22" draw:layer="layout" svg:width="2.407cm" svg:height="0.635cm" svg:x="1.97cm" svg:y="14.017cm">
          <draw:text-box>
            <text:p><text:span text:style-name="T8">new_round_ok</text:span></text:p>
          </draw:text-box>
        </draw:frame>
        <draw:custom-shape draw:name="Callout- 1" draw:style-name="gr83" draw:text-style-name="P38" draw:layer="layout" svg:width="4.763cm" svg:height="0.953cm" svg:x="9.889cm" svg:y="15.287cm">
          <text:p text:style-name="P37"><text:span text:style-name="T14">Game state variables referenced or changed.</text:span></text:p>
          <draw:enhanced-geometry draw:mirror-horizontal="false" draw:mirror-vertical="false" svg:viewBox="0 0 0 0" draw:text-areas="0 0 ?f4 ?f7" draw:type="ooxml-accentCallout1" draw:modifiers="18750 -8333 83962.2641509434 -48173.8035264484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y-maximum="2147483647" draw:handle-position="?f1 ?f0" draw:handle-range-x-maximum="2147483647" draw:handle-range-x-minimum="-2147483647" draw:handle-range-y-minimum="-2147483647"/>
            <draw:handle draw:handle-range-y-maximum="2147483647" draw:handle-position="?f3 ?f2" draw:handle-range-x-maximum="2147483647" draw:handle-range-x-minimum="-2147483647" draw:handle-range-y-minimum="-2147483647"/>
          </draw:enhanced-geometry>
        </draw:custom-shape>
        <draw:frame draw:style-name="gr67" draw:text-style-name="P34" draw:layer="layout" svg:width="4.763cm" svg:height="0.497cm" svg:x="21.637cm" svg:y="10.715cm">
          <draw:text-box>
            <text:p><text:span text:style-name="T13">Grandslam == NOT_LEGAL</text:span></text:p>
          </draw:text-box>
        </draw:frame>
        <draw:custom-shape draw:style-name="gr84" draw:text-style-name="P2" xml:id="id37" draw:id="id37" draw:layer="layout" svg:width="3.81cm" svg:height="0.762cm" svg:x="20.154cm" svg:y="9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GrandSlam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9.733cm" svg:y1="11.477cm" svg:x2="20.686cm" svg:y2="10.715cm">
          <text:p/>
        </draw:line>
        <draw:connector draw:style-name="gr46" draw:layer="layout" draw:type="curve" svg:x1="20.916cm" svg:y1="9.952cm" svg:x2="20.026cm" svg:y2="8.971cm" draw:start-shape="id37" draw:start-glue-point="5" draw:end-shape="id36" draw:end-glue-point="7" svg:d="M20916 9952c0-735-890-245-890-981" svg:viewBox="0 0 891 982">
          <text:p/>
        </draw:connector>
        <draw:connector draw:style-name="gr85" draw:layer="layout" draw:type="line" svg:x1="19.922cm" svg:y1="16.473cm" svg:x2="18.137cm" svg:y2="15.605cm" draw:start-shape="id38" draw:start-glue-point="5" draw:end-shape="id39" draw:end-glue-point="2" svg:d="M19922 16473l-1785-868" svg:viewBox="0 0 1786 869">
          <text:p/>
        </draw:connector>
        <draw:custom-shape draw:style-name="gr86" draw:text-style-name="P3" xml:id="id40" draw:id="id40" draw:layer="layout" svg:width="2.857cm" svg:height="2.539cm" svg:x="21.948cm" svg:y="13.0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0" draw:layer="layout" svg:width="1.905cm" svg:height="1.905cm" svg:x="22.365cm" svg:y="13.483cm">
          <text:p text:style-name="P39"><text:span text:style-name="T15">captur-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1" draw:layer="layout" svg:width="1.962cm" svg:height="0.421cm" svg:x="21.948cm" svg:y="13.066cm">
          <draw:text-box>
            <text:p><text:span text:style-name="T7">capture_seeds</text:span></text:p>
          </draw:text-box>
        </draw:frame>
        <draw:connector draw:style-name="gr85" draw:layer="layout" draw:type="line" svg:x1="21.269cm" svg:y1="16.473cm" svg:x2="23.376cm" svg:y2="15.605cm" draw:start-shape="id38" draw:start-glue-point="11" draw:end-shape="id40" draw:end-glue-point="2" svg:d="M21269 16473l2107-868" svg:viewBox="0 0 2108 869">
          <text:p/>
        </draw:connector>
        <draw:frame draw:style-name="gr88" draw:text-style-name="P45" draw:layer="layout" svg:width="4.045cm" svg:height="0.815cm" svg:x="4.04cm" svg:y="2.17cm">
          <draw:text-box>
            <text:p text:style-name="P26"><text:span text:style-name="T17">new_game.py</text:span></text:p>
          </draw:text-box>
        </draw:frame>
        <draw:frame draw:style-name="gr88" draw:text-style-name="P45" draw:layer="layout" svg:width="4.045cm" svg:height="0.815cm" svg:x="18.545cm" svg:y="2.27cm">
          <draw:text-box>
            <text:p text:style-name="P26"><text:span text:style-name="T17">allowables.py</text:span></text:p>
          </draw:text-box>
        </draw:frame>
      </draw:page>
      <draw:page draw:name="page5" draw:style-name="dp1" draw:master-page-name="Default">
        <draw:custom-shape draw:style-name="gr89" draw:text-style-name="P3" xml:id="id47" draw:id="id47" draw:layer="layout" svg:width="2.54cm" svg:height="2.539cm" svg:x="10.525cm" svg:y="13.383cm">
          <text:p/>
          <draw:enhanced-geometry svg:viewBox="0 0 21600 21600" draw:type="rectangle" draw:enhanced-path="M 0 0 L 21600 0 21600 21600 0 21600 0 0 Z N"/>
        </draw:custom-shape>
        <draw:frame draw:style-name="gr90" draw:text-style-name="P11" draw:layer="layout" svg:width="1.975cm" svg:height="0.421cm" svg:x="10.525cm" svg:y="13.383cm">
          <draw:text-box>
            <text:p><text:span text:style-name="T7">get_allowables</text:span></text:p>
          </draw:text-box>
        </draw:frame>
        <draw:custom-shape draw:style-name="gr91" draw:text-style-name="P33" xml:id="id45" draw:id="id45" draw:layer="layout" svg:width="3.81cm" svg:height="0.762cm" svg:x="8.62cm" svg:y="3.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If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44" draw:id="id44" draw:layer="layout" svg:width="3.81cm" svg:height="0.762cm" svg:x="5.44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41" draw:id="id41" draw:layer="layout" svg:width="3.81cm" svg:height="0.762cm" svg:x="14.435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PassMoves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5.162cm" svg:y1="7.985cm" svg:x2="5.797cm" svg:y2="7.35cm">
          <text:p/>
        </draw:line>
        <draw:frame draw:style-name="gr67" draw:text-style-name="P34" draw:layer="layout" svg:width="4.127cm" svg:height="0.497cm" svg:x="14.97cm" svg:y="10.98cm">
          <draw:text-box>
            <text:p><text:span text:style-name="T13">udirect and mustpass</text:span></text:p>
          </draw:text-box>
        </draw:frame>
        <draw:frame draw:style-name="gr68" draw:text-style-name="P35" draw:layer="layout" svg:width="9.841cm" svg:height="0.814cm" svg:x="7.986cm" svg:y="1cm">
          <draw:text-box>
            <text:p>Get Moves Classes and Deco</text:p>
          </draw:text-box>
        </draw:frame>
        <draw:custom-shape draw:style-name="gr94" draw:text-style-name="P2" xml:id="id43" draw:id="id43" draw:layer="layout" svg:width="3.81cm" svg:height="0.762cm" svg:x="7.76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ssMoves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4.017cm" svg:y1="11.477cm" svg:x2="14.81cm" svg:y2="10.842cm">
          <text:p/>
        </draw:line>
        <draw:frame draw:style-name="gr95" draw:text-style-name="P34" draw:layer="layout" svg:width="4.345cm" svg:height="0.891cm" svg:x="8.52cm" svg:y="10.742cm">
          <draw:text-box>
            <text:p><text:span text:style-name="T13">not udirect and mustpass</text:span></text:p>
          </draw:text-box>
        </draw:frame>
        <draw:connector draw:style-name="gr46" draw:layer="layout" draw:type="curve" svg:x1="15.197cm" svg:y1="10.207cm" svg:x2="15.16cm" svg:y2="7.477cm" draw:start-shape="id41" draw:start-glue-point="5" draw:end-shape="id42" draw:end-glue-point="7" svg:d="M15197 10207c0-2047-37-683-37-2730" svg:viewBox="0 0 38 2731">
          <text:p/>
        </draw:connector>
        <draw:connector draw:style-name="gr46" draw:layer="layout" draw:type="curve" svg:x1="8.529cm" svg:y1="9.89cm" svg:x2="8.493cm" svg:y2="7.477cm" draw:start-shape="id43" draw:start-glue-point="5" draw:end-shape="id44" draw:end-glue-point="7" svg:d="M8529 9890c0-1809-36-603-36-2413" svg:viewBox="0 0 37 2414">
          <text:p/>
        </draw:connector>
        <draw:connector draw:style-name="gr43" draw:layer="layout" draw:line-skew="-0.159cm" svg:x1="10.525cm" svg:y1="4.492cm" svg:x2="7.35cm" svg:y2="6.715cm" draw:start-shape="id45" draw:start-glue-point="2" draw:end-shape="id44" draw:end-glue-point="0" svg:d="M10525 4492v953h-3175v1270" svg:viewBox="0 0 3176 2224">
          <text:p/>
        </draw:connector>
        <draw:connector draw:style-name="gr43" draw:layer="layout" draw:line-skew="-1.905cm" svg:x1="10.525cm" svg:y1="4.492cm" svg:x2="16.34cm" svg:y2="10.207cm" draw:start-shape="id45" draw:start-glue-point="2" draw:end-shape="id41" draw:end-glue-point="0" svg:d="M10525 4492v953h5815v4762" svg:viewBox="0 0 5816 5716">
          <text:p/>
        </draw:connector>
        <draw:connector draw:style-name="gr43" draw:layer="layout" draw:line-skew="-1.746cm" svg:x1="10.525cm" svg:y1="4.492cm" svg:x2="9.672cm" svg:y2="9.89cm" draw:start-shape="id45" draw:start-glue-point="2" draw:end-shape="id43" draw:end-glue-point="0" svg:d="M10525 4492v953h-853v4445" svg:viewBox="0 0 854 5399">
          <text:p/>
        </draw:connector>
        <draw:frame draw:style-name="gr96" draw:text-style-name="P46" draw:layer="layout" svg:width="0.502cm" svg:height="1.187cm" svg:x="16.536cm" svg:y="13.826cm">
          <draw:text-box>
            <text:p/>
          </draw:text-box>
        </draw:frame>
        <draw:custom-shape draw:style-name="gr77" draw:text-style-name="P40" xml:id="id46" draw:id="id46" draw:layer="layout" svg:width="1.905cm" svg:height="1.905cm" svg:x="8.62cm" svg:y="16.24cm">
          <text:p text:style-name="P39"><text:span text:style-name="T15">mov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2" draw:layer="layout" svg:width="6.033cm" svg:height="1.679cm" svg:x="11.477cm" svg:y="17.033cm">
          <draw:text-box>
            <text:p><text:span text:style-name="T8">list of valid moves: </text:span></text:p>
            <text:p text:style-name="P43"><text:span text:style-name="T8"><text:tab/></text:span><text:span text:style-name="T8">pos 0 .. holes-1, PASS_TOKEN</text:span></text:p>
            <text:p text:style-name="P43"><text:span text:style-name="T8"><text:tab/></text:span><text:span text:style-name="T8">tuples (pos, direction)</text:span></text:p>
          </draw:text-box>
        </draw:frame>
        <draw:line draw:style-name="gr80" draw:text-style-name="P8" draw:layer="layout" svg:x1="10.525cm" svg:y1="17.283cm" svg:x2="11.477cm" svg:y2="17.283cm">
          <text:p/>
        </draw:line>
        <draw:custom-shape draw:style-name="gr77" draw:text-style-name="P40" draw:layer="layout" svg:width="1.905cm" svg:height="1.905cm" svg:x="10.842cm" svg:y="13.9cm">
          <text:p text:style-name="P39"><text:span text:style-name="T15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42" draw:layer="layout" svg:width="2.54cm" svg:height="0.564cm" svg:x="8.62cm" svg:y="18.462cm">
          <draw:text-box>
            <text:p text:style-name="P41"><text:span text:style-name="T16"><text:tab/></text:span><text:span text:style-name="T8">board</text:span></text:p>
          </draw:text-box>
        </draw:frame>
        <draw:custom-shape draw:style-name="gr99" draw:text-style-name="P2" xml:id="id42" draw:id="id42" draw:layer="layout" svg:width="3.81cm" svg:height="0.762cm" svg:x="12.112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Moves</text:span></text:p>
          <draw:enhanced-geometry svg:viewBox="0 0 21600 21600" draw:type="rectangle" draw:enhanced-path="M 0 0 L 21600 0 21600 21600 0 21600 0 0 Z N"/>
        </draw:custom-shape>
        <draw:connector draw:style-name="gr43" draw:layer="layout" draw:line-skew="-0.159cm" svg:x1="10.525cm" svg:y1="4.492cm" svg:x2="14.017cm" svg:y2="6.715cm" draw:start-shape="id45" draw:start-glue-point="2" draw:end-shape="id42" draw:end-glue-point="0" svg:d="M10525 4492v953h3492v1270" svg:viewBox="0 0 3493 2224">
          <text:p/>
        </draw:connector>
        <draw:line draw:style-name="gr66" draw:text-style-name="P26" draw:layer="layout" svg:x1="7.609cm" svg:y1="11.16cm" svg:x2="8.402cm" svg:y2="10.525cm">
          <text:p/>
        </draw:line>
        <draw:line draw:style-name="gr65" draw:text-style-name="P26" draw:layer="layout" svg:x1="11.795cm" svg:y1="7.985cm" svg:x2="12.43cm" svg:y2="7.35cm">
          <text:p/>
        </draw:line>
        <draw:frame draw:style-name="gr100" draw:text-style-name="P29" draw:layer="layout" svg:width="1.158cm" svg:height="0.498cm" svg:x="13.065cm" svg:y="7.467cm">
          <draw:text-box>
            <text:p><text:span text:style-name="T13">udirect</text:span></text:p>
          </draw:text-box>
        </draw:frame>
        <draw:frame draw:style-name="gr101" draw:text-style-name="P29" draw:layer="layout" svg:width="3.172cm" svg:height="0.891cm" svg:x="6.183cm" svg:y="7.511cm">
          <draw:text-box>
            <text:p><text:span text:style-name="T13">not udirect</text:span></text:p>
          </draw:text-box>
        </draw:frame>
        <draw:frame draw:style-name="gr88" draw:text-style-name="P45" draw:layer="layout" svg:width="4.045cm" svg:height="0.815cm" svg:x="9.972cm" svg:y="1.952cm">
          <draw:text-box>
            <text:p text:style-name="P26"><text:span text:style-name="T17">get_moves.py</text:span></text:p>
          </draw:text-box>
        </draw:frame>
        <draw:connector draw:style-name="gr85" draw:layer="layout" draw:type="line" svg:x1="10.246cm" svg:y1="16.519cm" svg:x2="11.795cm" svg:y2="15.922cm" draw:start-shape="id46" draw:start-glue-point="11" draw:end-shape="id47" draw:end-glue-point="2" svg:d="M10246 16519l1549-597" svg:viewBox="0 0 1550 598">
          <text:p/>
        </draw:connector>
      </draw:page>
      <draw:page draw:name="page6" draw:style-name="dp1" draw:master-page-name="Default">
        <draw:custom-shape draw:style-name="gr102" draw:text-style-name="P33" xml:id="id50" draw:id="id50" draw:layer="layout" svg:width="3.81cm" svg:height="0.762cm" svg:x="8.938cm" svg:y="5.3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etDirIf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51" draw:id="id51" draw:layer="layout" svg:width="3.81cm" svg:height="0.762cm" svg:x="5.76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onstDir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48" draw:id="id48" draw:layer="layout" svg:width="3.81cm" svg:height="0.762cm" svg:x="8.938cm" svg:y="11.1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OtherDir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5.445cm" svg:y1="9.254cm" svg:x2="6.08cm" svg:y2="8.619cm">
          <text:p/>
        </draw:line>
        <draw:frame draw:style-name="gr105" draw:text-style-name="P34" draw:layer="layout" svg:width="4.127cm" svg:height="0.635cm" svg:x="10.208cm" svg:y="12.112cm">
          <draw:text-box>
            <text:p><text:span text:style-name="T13">udirect (any udir_hole)</text:span></text:p>
          </draw:text-box>
        </draw:frame>
        <draw:frame draw:style-name="gr68" draw:text-style-name="P35" draw:layer="layout" svg:width="9.841cm" svg:height="0.814cm" svg:x="8.937cm" svg:y="1.138cm">
          <draw:text-box>
            <text:p>Get Direction Classes and Deco</text:p>
          </draw:text-box>
        </draw:frame>
        <draw:line draw:style-name="gr66" draw:text-style-name="P26" draw:layer="layout" svg:x1="8.603cm" svg:y1="12.239cm" svg:x2="9.396cm" svg:y2="11.604cm">
          <text:p/>
        </draw:line>
        <draw:connector draw:style-name="gr46" draw:layer="layout" draw:type="curve" svg:x1="11.986cm" svg:y1="11.159cm" svg:x2="13.192cm" svg:y2="9.064cm" draw:start-shape="id48" draw:start-glue-point="4" draw:end-shape="id49" draw:end-glue-point="6" svg:d="M11986 11159c0-1570 1206-523 1206-2095" svg:viewBox="0 0 1207 2096">
          <text:p/>
        </draw:connector>
        <draw:connector draw:style-name="gr43" draw:layer="layout" draw:line-skew="-0.159cm" svg:x1="10.843cm" svg:y1="6.079cm" svg:x2="7.668cm" svg:y2="8.302cm" draw:start-shape="id50" draw:start-glue-point="2" draw:end-shape="id51" draw:end-glue-point="0" svg:d="M10843 6079v953h-3175v1270" svg:viewBox="0 0 3176 2224">
          <text:p/>
        </draw:connector>
        <draw:connector draw:style-name="gr43" draw:layer="layout" draw:line-skew="-0.159cm" svg:x1="10.843cm" svg:y1="6.079cm" svg:x2="19.733cm" svg:y2="8.302cm" draw:start-shape="id50" draw:start-glue-point="2" draw:end-shape="id52" draw:end-glue-point="0" svg:d="M10843 6079v953h8890v1270" svg:viewBox="0 0 8891 2224">
          <text:p/>
        </draw:connector>
        <draw:connector draw:style-name="gr43" draw:layer="layout" svg:x1="10.843cm" svg:y1="6.079cm" svg:x2="10.843cm" svg:y2="11.159cm" draw:start-shape="id50" draw:start-glue-point="2" draw:end-shape="id48" draw:end-glue-point="0" svg:d="M10843 6079v5080" svg:viewBox="0 0 1 5081">
          <text:p/>
        </draw:connector>
        <draw:frame draw:style-name="gr96" draw:text-style-name="P46" draw:layer="layout" svg:width="0.502cm" svg:height="1.187cm" svg:x="17.171cm" svg:y="15.731cm">
          <draw:text-box>
            <text:p/>
          </draw:text-box>
        </draw:frame>
        <draw:custom-shape draw:style-name="gr77" draw:text-style-name="P40" draw:layer="layout" svg:width="1.905cm" svg:height="1.905cm" svg:x="11.795cm" svg:y="15.605cm">
          <text:p text:style-name="P39"><text:span text:style-name="T15">get_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22" draw:layer="layout" svg:width="4.762cm" svg:height="1.679cm" svg:x="6.08cm" svg:y="16.24cm">
          <draw:text-box>
            <text:p><text:span text:style-name="T8">move: pos or (pos, direct)</text:span></text:p>
            <text:p><text:span text:style-name="T8"><text:tab/></text:span><text:span text:style-name="T8">direct possibly None</text:span></text:p>
            <text:p><text:span text:style-name="T8">loc</text:span></text:p>
          </draw:text-box>
        </draw:frame>
        <draw:line draw:style-name="gr80" draw:text-style-name="P8" draw:layer="layout" svg:x1="13.7cm" svg:y1="16.648cm" svg:x2="14.652cm" svg:y2="16.648cm">
          <text:p/>
        </draw:line>
        <draw:custom-shape draw:style-name="gr107" draw:text-style-name="P2" xml:id="id49" draw:id="id49" draw:layer="layout" svg:width="3.81cm" svg:height="0.762cm" svg:x="12.43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plitDir</text:span></text:p>
          <draw:enhanced-geometry svg:viewBox="0 0 21600 21600" draw:type="rectangle" draw:enhanced-path="M 0 0 L 21600 0 21600 21600 0 21600 0 0 Z N"/>
        </draw:custom-shape>
        <draw:connector draw:style-name="gr43" draw:layer="layout" draw:line-skew="-0.159cm" svg:x1="10.843cm" svg:y1="6.079cm" svg:x2="14.335cm" svg:y2="8.302cm" draw:start-shape="id50" draw:start-glue-point="2" draw:end-shape="id49" draw:end-glue-point="0" svg:d="M10843 6079v953h3492v1270" svg:viewBox="0 0 3493 2224">
          <text:p/>
        </draw:connector>
        <draw:line draw:style-name="gr65" draw:text-style-name="P26" draw:layer="layout" svg:x1="12.113cm" svg:y1="9.572cm" svg:x2="12.748cm" svg:y2="8.937cm">
          <text:p/>
        </draw:line>
        <draw:frame draw:style-name="gr108" draw:text-style-name="P29" draw:layer="layout" svg:width="3.492cm" svg:height="0.635cm" svg:x="13.383cm" svg:y="9.254cm">
          <draw:text-box>
            <text:p><text:span text:style-name="T13">sow_direct == SPLIT</text:span></text:p>
          </draw:text-box>
        </draw:frame>
        <draw:custom-shape draw:style-name="gr109" draw:text-style-name="P2" xml:id="id52" draw:id="id52" draw:layer="layout" svg:width="3.81cm" svg:height="0.762cm" svg:x="17.828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AllDir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7.193cm" svg:y1="9.572cm" svg:x2="17.986cm" svg:y2="8.937cm">
          <text:p/>
        </draw:line>
        <draw:line draw:style-name="gr80" draw:text-style-name="P8" draw:layer="layout" svg:x1="10.842cm" svg:y1="16.557cm" svg:x2="11.794cm" svg:y2="16.557cm">
          <text:p/>
        </draw:line>
        <draw:frame draw:style-name="gr110" draw:text-style-name="P22" draw:layer="layout" svg:width="4.445cm" svg:height="0.497cm" svg:x="14.97cm" svg:y="16.378cm">
          <draw:text-box>
            <text:p><text:span text:style-name="T8">Direct:CW or Direct:CCW</text:span></text:p>
          </draw:text-box>
        </draw:frame>
        <draw:frame draw:style-name="gr95" draw:text-style-name="P34" draw:layer="layout" svg:width="4.127cm" svg:height="0.891cm" svg:x="18.78cm" svg:y="9.254cm">
          <draw:text-box>
            <text:p><text:span text:style-name="T13">all holes are in udir_holes</text:span></text:p>
            <text:p><text:span text:style-name="T13">sow_direct is don’t care</text:span></text:p>
          </draw:text-box>
        </draw:frame>
        <draw:frame draw:style-name="gr108" draw:text-style-name="P29" draw:layer="layout" svg:width="3.492cm" svg:height="0.635cm" svg:x="5.445cm" svg:y="9.254cm">
          <draw:text-box>
            <text:p><text:span text:style-name="T13">sow_direct != SPLIT</text:span></text:p>
          </draw:text-box>
        </draw:frame>
        <draw:connector draw:style-name="gr46" draw:layer="layout" draw:type="curve" svg:x1="9.7cm" svg:y1="11.159cm" svg:x2="8.811cm" svg:y2="9.064cm" draw:start-shape="id48" draw:start-glue-point="5" draw:end-shape="id51" draw:end-glue-point="7" svg:d="M9700 11159c0-1570-889-523-889-2095" svg:viewBox="0 0 890 2096">
          <text:p/>
        </draw:connector>
        <draw:frame draw:style-name="gr88" draw:text-style-name="P45" draw:layer="layout" svg:width="4.045cm" svg:height="0.815cm" svg:x="11.242cm" svg:y="1.952cm">
          <draw:text-box>
            <text:p text:style-name="P26"><text:span text:style-name="T17">get_direction.py</text:span></text:p>
          </draw:text-box>
        </draw:frame>
      </draw:page>
      <draw:page draw:name="page7" draw:style-name="dp1" draw:master-page-name="Default">
        <draw:custom-shape draw:style-name="gr111" draw:text-style-name="P33" xml:id="id60" draw:id="id60" draw:layer="layout" svg:width="3.81cm" svg:height="0.762cm" svg:x="5.127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55" draw:id="id55" draw:layer="layout" svg:width="3.81cm" svg:height="0.762cm" svg:x="1.952cm" svg:y="7.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</text:span></text:p>
          <draw:enhanced-geometry svg:viewBox="0 0 21600 21600" draw:type="rectangle" draw:enhanced-path="M 0 0 L 21600 0 21600 21600 0 21600 0 0 Z N"/>
        </draw:custom-shape>
        <draw:custom-shape draw:style-name="gr113" draw:text-style-name="P2" xml:id="id54" draw:id="id54" draw:layer="layout" svg:width="3.81cm" svg:height="0.762cm" svg:x="5.12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Start</text:span></text:p>
          <draw:enhanced-geometry svg:viewBox="0 0 21600 21600" draw:type="rectangle" draw:enhanced-path="M 0 0 L 21600 0 21600 21600 0 21600 0 0 Z N"/>
        </draw:custom-shape>
        <draw:line draw:style-name="gr65" draw:text-style-name="P26" draw:layer="layout" svg:x1="1.96cm" svg:y1="8.653cm" svg:x2="2.818cm" svg:y2="7.795cm">
          <text:p/>
        </draw:line>
        <draw:line draw:style-name="gr66" draw:text-style-name="P26" draw:layer="layout" svg:x1="5.017cm" svg:y1="11.51cm" svg:x2="6.089cm" svg:y2="10.652cm">
          <text:p/>
        </draw:line>
        <draw:frame draw:style-name="gr67" draw:text-style-name="P34" draw:layer="layout" svg:width="2.541cm" svg:height="0.497cm" svg:x="6.306cm" svg:y="10.59cm">
          <draw:text-box>
            <text:p><text:span text:style-name="T13">skip_start</text:span></text:p>
          </draw:text-box>
        </draw:frame>
        <draw:frame draw:style-name="gr68" draw:text-style-name="P35" draw:layer="layout" svg:width="9.841cm" svg:height="0.814cm" svg:x="2.589cm" svg:y="1.317cm">
          <draw:text-box>
            <text:p>Incrementer Classes and Deco</text:p>
          </draw:text-box>
        </draw:frame>
        <draw:custom-shape draw:style-name="gr114" draw:text-style-name="P2" xml:id="id53" draw:id="id53" draw:layer="layout" svg:width="3.81cm" svg:height="0.762cm" svg:x="8.311cm" svg:y="13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Blocks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8.216cm" svg:y1="15.003cm" svg:x2="9.163cm" svg:y2="14.245cm">
          <text:p/>
        </draw:line>
        <draw:frame draw:style-name="gr67" draw:text-style-name="P34" draw:layer="layout" svg:width="1.905cm" svg:height="0.497cm" svg:x="9.898cm" svg:y="14.368cm">
          <draw:text-box>
            <text:p><text:span text:style-name="T13">blocks</text:span></text:p>
          </draw:text-box>
        </draw:frame>
        <draw:custom-shape draw:style-name="gr115" draw:text-style-name="P33" xml:id="id61" draw:id="id61" draw:layer="layout" svg:width="3.81cm" svg:height="0.762cm" svg:x="18.771cm" svg:y="3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2" xml:id="id59" draw:id="id59" draw:layer="layout" svg:width="3.81cm" svg:height="0.762cm" svg:x="15.596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</text:span></text:p>
          <draw:enhanced-geometry svg:viewBox="0 0 21600 21600" draw:type="rectangle" draw:enhanced-path="M 0 0 L 21600 0 21600 21600 0 21600 0 0 Z N"/>
        </draw:custom-shape>
        <draw:frame draw:style-name="gr95" draw:text-style-name="P34" draw:layer="layout" svg:width="2.435cm" svg:height="0.891cm" svg:x="19.051cm" svg:y="9.649cm">
          <draw:text-box>
            <text:p><text:span text:style-name="T13">sow_start</text:span></text:p>
          </draw:text-box>
        </draw:frame>
        <draw:frame draw:style-name="gr68" draw:text-style-name="P35" draw:layer="layout" svg:width="9.841cm" svg:height="0.814cm" svg:x="16.24cm" svg:y="1.317cm">
          <draw:text-box>
            <text:p>Sow Starter Classes and Deco</text:p>
          </draw:text-box>
        </draw:frame>
        <draw:custom-shape draw:style-name="gr117" draw:text-style-name="P2" xml:id="id57" draw:id="id57" draw:layer="layout" svg:width="3.81cm" svg:height="0.762cm" svg:x="21.955cm" svg:y="12.1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arkUnlock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9.097cm" svg:y1="15.684cm" svg:x2="20.05cm" svg:y2="14.922cm">
          <text:p/>
        </draw:line>
        <draw:frame draw:style-name="gr67" draw:text-style-name="P34" draw:layer="layout" svg:width="2.274cm" svg:height="0.497cm" svg:x="22.538cm" svg:y="12.949cm">
          <draw:text-box>
            <text:p><text:span text:style-name="T13">moveunlock</text:span></text:p>
          </draw:text-box>
        </draw:frame>
        <draw:custom-shape draw:style-name="gr118" draw:text-style-name="P2" xml:id="id56" draw:id="id56" draw:layer="layout" svg:width="3.81cm" svg:height="0.762cm" svg:x="19.098cm" svg:y="14.2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Top</text:span></text:p>
          <draw:enhanced-geometry svg:viewBox="0 0 21600 21600" draw:type="rectangle" draw:enhanced-path="M 0 0 L 21600 0 21600 21600 0 21600 0 0 Z N"/>
        </draw:custom-shape>
        <draw:connector draw:style-name="gr46" draw:layer="layout" draw:type="curve" svg:x1="9.073cm" svg:y1="13.51cm" svg:x2="8.175cm" svg:y2="10.652cm" draw:start-shape="id53" draw:start-glue-point="5" draw:end-shape="id54" draw:end-glue-point="7" svg:d="M9073 13510c0-2143-898-715-898-2858" svg:viewBox="0 0 899 2859">
          <text:p/>
        </draw:connector>
        <draw:connector draw:style-name="gr46" draw:layer="layout" draw:type="curve" svg:x1="5.889cm" svg:y1="9.89cm" svg:x2="5cm" svg:y2="7.922cm" draw:start-shape="id54" draw:start-glue-point="5" draw:end-shape="id55" draw:end-glue-point="7" svg:d="M5889 9890c0-1476-889-492-889-1968" svg:viewBox="0 0 890 1969">
          <text:p/>
        </draw:connector>
        <draw:connector draw:style-name="gr46" draw:layer="layout" draw:type="curve" draw:line-skew="-1.969cm" svg:x1="11.359cm" svg:y1="13.51cm" svg:x2="5cm" svg:y2="7.922cm" draw:start-shape="id53" draw:start-glue-point="4" draw:end-shape="id55" draw:end-glue-point="7" svg:d="M11359 13510c0-7144-6359-4351-6359-5588" svg:viewBox="0 0 6360 5589">
          <text:p/>
        </draw:connector>
        <draw:connector draw:style-name="gr46" draw:layer="layout" draw:type="curve" svg:x1="22.146cm" svg:y1="14.255cm" svg:x2="25.003cm" svg:y2="12.959cm" draw:start-shape="id56" draw:start-glue-point="4" draw:end-shape="id57" draw:end-glue-point="7" svg:d="M22146 14255c0-972 2857-324 2857-1296" svg:viewBox="0 0 2858 1297">
          <text:p/>
        </draw:connector>
        <draw:connector draw:style-name="gr46" draw:layer="layout" draw:type="curve" svg:x1="19.86cm" svg:y1="14.255cm" svg:x2="21.819cm" svg:y2="9.639cm" draw:start-shape="id56" draw:start-glue-point="5" draw:end-shape="id58" draw:end-glue-point="7" svg:d="M19860 14255c0-3462 1959-1154 1959-4616" svg:viewBox="0 0 1960 4617">
          <text:p/>
        </draw:connector>
        <draw:connector draw:style-name="gr46" draw:layer="layout" draw:type="curve" svg:x1="22.717cm" svg:y1="12.197cm" svg:x2="21.819cm" svg:y2="9.639cm" draw:start-shape="id57" draw:start-glue-point="5" draw:end-shape="id58" draw:end-glue-point="7" svg:d="M22717 12197c0-1918-898-640-898-2558" svg:viewBox="0 0 899 2559">
          <text:p/>
        </draw:connector>
        <draw:connector draw:style-name="gr46" draw:layer="layout" draw:type="curve" draw:line-skew="-1.959cm" svg:x1="25.003cm" svg:y1="12.197cm" svg:x2="18.644cm" svg:y2="6.909cm" draw:start-shape="id57" draw:start-glue-point="4" draw:end-shape="id59" draw:end-glue-point="7" svg:d="M25003 12197c0-6904-6359-4261-6359-5288" svg:viewBox="0 0 6360 5289">
          <text:p/>
        </draw:connector>
        <draw:connector draw:style-name="gr46" draw:layer="layout" draw:type="curve" svg:x1="19.86cm" svg:y1="14.255cm" svg:x2="16.358cm" svg:y2="6.909cm" draw:start-shape="id56" draw:start-glue-point="5" draw:end-shape="id59" draw:end-glue-point="6" svg:d="M19860 14255c0-5509-3502-1837-3502-7346" svg:viewBox="0 0 3503 7347">
          <text:p/>
        </draw:connector>
        <draw:connector draw:style-name="gr46" draw:layer="layout" draw:type="curve" svg:x1="19.533cm" svg:y1="8.877cm" svg:x2="18.644cm" svg:y2="6.909cm" draw:start-shape="id58" draw:start-glue-point="5" draw:end-shape="id59" draw:end-glue-point="7" svg:d="M19533 8877c0-1476-889-492-889-1968" svg:viewBox="0 0 890 1969">
          <text:p/>
        </draw:connector>
        <draw:connector draw:style-name="gr119" draw:text-style-name="P8" draw:layer="layout" draw:line-skew="-0.159cm" svg:x1="7.032cm" svg:y1="4.937cm" svg:x2="3.857cm" svg:y2="7.16cm" draw:start-shape="id60" draw:start-glue-point="2" draw:end-shape="id55" draw:end-glue-point="0" svg:d="M7032 4937v953h-3175v1270" svg:viewBox="0 0 3176 2224">
          <text:p/>
        </draw:connector>
        <draw:connector draw:style-name="gr119" draw:text-style-name="P8" draw:layer="layout" svg:x1="7.032cm" svg:y1="4.937cm" svg:x2="7.032cm" svg:y2="9.89cm" draw:start-shape="id60" draw:start-glue-point="2" draw:end-shape="id54" draw:end-glue-point="0" svg:d="M7032 4937v4953" svg:viewBox="0 0 1 4954">
          <text:p/>
        </draw:connector>
        <draw:connector draw:style-name="gr119" draw:text-style-name="P8" draw:layer="layout" draw:line-skew="-3.334cm" svg:x1="7.032cm" svg:y1="4.937cm" svg:x2="10.216cm" svg:y2="13.51cm" draw:start-shape="id60" draw:start-glue-point="2" draw:end-shape="id53" draw:end-glue-point="0" svg:d="M7032 4937v953h3184v7620" svg:viewBox="0 0 3185 8574">
          <text:p/>
        </draw:connector>
        <draw:connector draw:style-name="gr119" draw:text-style-name="P8" draw:layer="layout" draw:line-skew="-0.411cm" svg:x1="20.676cm" svg:y1="4.224cm" svg:x2="17.501cm" svg:y2="6.147cm" draw:start-shape="id61" draw:start-glue-point="2" draw:end-shape="id59" svg:d="M20676 4224v551h-3175v1372" svg:viewBox="0 0 3176 1924">
          <text:p/>
        </draw:connector>
        <draw:connector draw:style-name="gr119" draw:text-style-name="P8" draw:layer="layout" svg:x1="20.676cm" svg:y1="4.224cm" svg:x2="20.676cm" svg:y2="8.877cm" draw:start-shape="id61" draw:start-glue-point="2" draw:end-shape="id58" draw:end-glue-point="0" svg:d="M20676 4224v4653" svg:viewBox="0 0 1 4654">
          <text:p/>
        </draw:connector>
        <draw:connector draw:style-name="gr119" draw:text-style-name="P8" draw:layer="layout" draw:line-skew="-3.436cm" svg:x1="20.676cm" svg:y1="4.224cm" svg:x2="23.86cm" svg:y2="12.197cm" draw:start-shape="id61" draw:start-glue-point="2" draw:end-shape="id57" draw:end-glue-point="0" svg:d="M20676 4224v551h3184v7422" svg:viewBox="0 0 3185 7974">
          <text:p/>
        </draw:connector>
        <draw:connector draw:style-name="gr119" draw:text-style-name="P8" draw:layer="layout" draw:line-skew="-4.465cm" svg:x1="20.676cm" svg:y1="4.224cm" svg:x2="21.003cm" svg:y2="14.255cm" draw:start-shape="id61" draw:start-glue-point="2" draw:end-shape="id56" draw:end-glue-point="0" svg:d="M20676 4224v551h327v9480" svg:viewBox="0 0 328 10032">
          <text:p/>
        </draw:connector>
        <draw:custom-shape draw:style-name="gr120" draw:text-style-name="P2" xml:id="id58" draw:id="id58" draw:layer="layout" svg:width="3.81cm" svg:height="0.762cm" svg:x="18.771cm" svg:y="8.8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Hole</text:span></text:p>
          <draw:enhanced-geometry svg:viewBox="0 0 21600 21600" draw:type="rectangle" draw:enhanced-path="M 0 0 L 21600 0 21600 21600 0 21600 0 0 Z N"/>
        </draw:custom-shape>
        <draw:frame draw:style-name="gr121" draw:text-style-name="P42" draw:layer="layout" svg:width="2.54cm" svg:height="0.635cm" svg:x="5.127cm" svg:y="19.097cm">
          <draw:text-box>
            <text:p text:style-name="P41"><text:span text:style-name="T8"><text:tab/></text:span><text:span text:style-name="T8">blocked</text:span></text:p>
          </draw:text-box>
        </draw:frame>
        <draw:custom-shape draw:style-name="gr77" draw:text-style-name="P40" draw:layer="layout" svg:width="1.905cm" svg:height="1.905cm" svg:x="5.445cm" svg:y="16.875cm">
          <text:p text:style-name="P39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22" draw:layer="layout" svg:width="1.27cm" svg:height="0.577cm" svg:x="8.302cm" svg:y="17.568cm">
          <draw:text-box>
            <text:p><text:span text:style-name="T8">loc</text:span></text:p>
          </draw:text-box>
        </draw:frame>
        <draw:line draw:style-name="gr26" draw:text-style-name="P8" draw:layer="layout" svg:x1="7.35cm" svg:y1="17.827cm" svg:x2="8.302cm" svg:y2="17.827cm">
          <text:p/>
        </draw:line>
        <draw:line draw:style-name="gr26" draw:text-style-name="P8" draw:layer="layout" svg:x1="4.493cm" svg:y1="17.827cm" svg:x2="5.445cm" svg:y2="17.827cm">
          <text:p/>
        </draw:line>
        <draw:frame draw:style-name="gr123" draw:text-style-name="P22" draw:layer="layout" svg:width="1.27cm" svg:height="1.285cm" svg:x="3.222cm" svg:y="17.192cm">
          <draw:text-box>
            <text:p><text:span text:style-name="T8">loc</text:span></text:p>
            <text:p><text:span text:style-name="T8">direct</text:span></text:p>
            <text:p><text:span text:style-name="T8">start</text:span></text:p>
          </draw:text-box>
        </draw:frame>
        <draw:frame draw:style-name="gr124" draw:text-style-name="P42" draw:layer="layout" svg:width="2.222cm" svg:height="1.285cm" svg:x="19.85cm" svg:y="18.98cm">
          <draw:text-box>
            <text:p text:style-name="P41"><text:span text:style-name="T16">Δ</text:span><text:span text:style-name="T8"><text:tab/></text:span><text:span text:style-name="T8">board</text:span></text:p>
            <text:p text:style-name="P41"><text:span text:style-name="T16">Δ</text:span><text:span text:style-name="T18"><text:tab/></text:span><text:span text:style-name="T18">unlocked</text:span></text:p>
          </draw:text-box>
        </draw:frame>
        <draw:custom-shape draw:style-name="gr77" draw:text-style-name="P40" draw:layer="layout" svg:width="1.905cm" svg:height="1.905cm" svg:x="19.733cm" svg:y="16.758cm">
          <text:p text:style-name="P39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22" draw:layer="layout" svg:width="1.27cm" svg:height="0.891cm" svg:x="22.59cm" svg:y="17.451cm">
          <draw:text-box>
            <text:p><text:span text:style-name="T8">loc</text:span></text:p>
            <text:p><text:span text:style-name="T8">seeds</text:span></text:p>
          </draw:text-box>
        </draw:frame>
        <draw:line draw:style-name="gr26" draw:text-style-name="P8" draw:layer="layout" svg:x1="21.638cm" svg:y1="17.71cm" svg:x2="22.59cm" svg:y2="17.71cm">
          <text:p/>
        </draw:line>
        <draw:line draw:style-name="gr26" draw:text-style-name="P8" draw:layer="layout" svg:x1="18.781cm" svg:y1="17.71cm" svg:x2="19.733cm" svg:y2="17.71cm">
          <text:p/>
        </draw:line>
        <draw:frame draw:style-name="gr126" draw:text-style-name="P22" draw:layer="layout" svg:width="1.721cm" svg:height="0.577cm" svg:x="16.892cm" svg:y="17.45cm">
          <draw:text-box>
            <text:p><text:span text:style-name="T8">pos =&gt; loc</text:span></text:p>
          </draw:text-box>
        </draw:frame>
        <draw:frame draw:style-name="gr88" draw:text-style-name="P45" draw:layer="layout" svg:width="4.045cm" svg:height="0.815cm" svg:x="4.892cm" svg:y="2.09cm">
          <draw:text-box>
            <text:p text:style-name="P26"><text:span text:style-name="T17">incrementer.py</text:span></text:p>
          </draw:text-box>
        </draw:frame>
        <draw:frame draw:style-name="gr88" draw:text-style-name="P45" draw:layer="layout" svg:width="4.045cm" svg:height="0.815cm" svg:x="18.545cm" svg:y="2.09cm">
          <draw:text-box>
            <text:p text:style-name="P26"><text:span text:style-name="T17">sow_starter.py</text:span></text:p>
          </draw:text-box>
        </draw:frame>
      </draw:page>
      <draw:page draw:name="page8" draw:style-name="dp1" draw:master-page-name="Default">
        <draw:frame draw:style-name="gr68" draw:text-style-name="P35" draw:layer="layout" svg:width="9.841cm" svg:height="0.814cm" svg:x="8.937cm" svg:y="1.317cm">
          <draw:text-box>
            <text:p>Sower Classes and Deco</text:p>
          </draw:text-box>
        </draw:frame>
        <draw:custom-shape draw:style-name="gr127" draw:text-style-name="P33" xml:id="id66" draw:id="id66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er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33" xml:id="id67" draw:id="id67" draw:layer="layout" svg:width="3.81cm" svg:height="0.762cm" svg:x="18.78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pContinuerIf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65" draw:id="id65" draw:layer="layout" svg:width="3.81cm" svg:height="0.762cm" svg:x="2.9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68" draw:id="id68" draw:layer="layout" svg:width="3.81cm" svg:height="0.762cm" svg:x="15.92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impleLapCont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69" draw:id="id69" draw:layer="layout" svg:width="4.127cm" svg:height="0.762cm" svg:x="21.3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pChildLapCo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xml:id="id64" draw:id="id64" draw:layer="layout" svg:width="3.81cm" svg:height="0.762cm" svg:x="5.12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NStore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xml:id="id63" draw:id="id63" draw:layer="layout" svg:width="3.81cm" svg:height="0.762cm" svg:x="7.35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" xml:id="id62" draw:id="id62" draw:layer="layout" svg:width="3.81cm" svg:height="0.762cm" svg:x="9.572cm" svg:y="15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VisitedMlap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8.938cm" svg:y1="17.51cm" svg:x2="10.525cm" svg:y2="16.24cm">
          <text:p/>
        </draw:line>
        <draw:line draw:style-name="gr66" draw:text-style-name="P26" draw:layer="layout" svg:x1="7.032cm" svg:y1="14.97cm" svg:x2="8.619cm" svg:y2="13.7cm">
          <text:p/>
        </draw:line>
        <draw:line draw:style-name="gr66" draw:text-style-name="P26" draw:layer="layout" svg:x1="3.857cm" svg:y1="12.43cm" svg:x2="5.444cm" svg:y2="11.16cm">
          <text:p/>
        </draw:line>
        <draw:line draw:style-name="gr66" draw:text-style-name="P26" draw:layer="layout" svg:x1="2.288cm" svg:y1="9.572cm" svg:x2="3.875cm" svg:y2="8.302cm">
          <text:p/>
        </draw:line>
        <draw:connector draw:style-name="gr46" draw:layer="layout" draw:type="curve" svg:x1="12.62cm" svg:y1="15.605cm" svg:x2="10.398cm" svg:y2="13.7cm" draw:start-shape="id62" draw:start-glue-point="4" draw:end-shape="id63" draw:end-glue-point="7" svg:d="M12620 15605c0-1428-2222-476-2222-1905" svg:viewBox="0 0 2223 1906">
          <text:p/>
        </draw:connector>
        <draw:connector draw:style-name="gr46" draw:layer="layout" draw:type="curve" svg:x1="8.112cm" svg:y1="12.938cm" svg:x2="8.175cm" svg:y2="11.16cm" draw:start-shape="id63" draw:start-glue-point="5" draw:end-shape="id64" draw:end-glue-point="7" svg:d="M8112 12938c0-1333 63-445 63-1778" svg:viewBox="0 0 64 1779">
          <text:p/>
        </draw:connector>
        <draw:connector draw:style-name="gr46" draw:layer="layout" draw:type="curve" svg:x1="8.175cm" svg:y1="10.398cm" svg:x2="5.97cm" svg:y2="8.429cm" draw:start-shape="id64" draw:start-glue-point="4" draw:end-shape="id65" draw:end-glue-point="7" svg:d="M8175 10398c0-1476-2205-492-2205-1969" svg:viewBox="0 0 2206 1970">
          <text:p/>
        </draw:connector>
        <draw:connector draw:style-name="gr46" draw:layer="layout" draw:type="curve" draw:line-skew="-1.429cm" svg:x1="10.398cm" svg:y1="12.938cm" svg:x2="5.97cm" svg:y2="8.429cm" draw:start-shape="id63" draw:start-glue-point="4" draw:end-shape="id65" draw:end-glue-point="7" svg:d="M10398 12938c0-5524-4428-3270-4428-4509" svg:viewBox="0 0 4429 4510">
          <text:p/>
        </draw:connector>
        <draw:connector draw:style-name="gr43" draw:layer="layout" draw:line-skew="-0.064cm" svg:x1="6.397cm" svg:y1="5.254cm" svg:x2="4.827cm" svg:y2="7.667cm" draw:start-shape="id66" draw:start-glue-point="2" draw:end-shape="id65" draw:end-glue-point="0" svg:d="M6397 5254v1143h-1570v1270" svg:viewBox="0 0 1571 2414">
          <text:p/>
        </draw:connector>
        <draw:connector draw:style-name="gr43" draw:layer="layout" draw:line-skew="-1.429cm" svg:x1="6.397cm" svg:y1="5.254cm" svg:x2="7.032cm" svg:y2="10.398cm" draw:start-shape="id66" draw:start-glue-point="2" draw:end-shape="id64" draw:end-glue-point="0" svg:d="M6397 5254v1143h635v4001" svg:viewBox="0 0 636 5145">
          <text:p/>
        </draw:connector>
        <draw:connector draw:style-name="gr43" draw:layer="layout" draw:line-skew="-2.699cm" svg:x1="6.397cm" svg:y1="5.254cm" svg:x2="9.255cm" svg:y2="12.938cm" draw:start-shape="id66" draw:start-glue-point="2" draw:end-shape="id63" draw:end-glue-point="0" svg:d="M6397 5254v1143h2858v6541" svg:viewBox="0 0 2859 7685">
          <text:p/>
        </draw:connector>
        <draw:connector draw:style-name="gr43" draw:layer="layout" draw:line-skew="-4.033cm" svg:x1="6.397cm" svg:y1="5.254cm" svg:x2="11.477cm" svg:y2="15.605cm" draw:start-shape="id66" draw:start-glue-point="2" draw:end-shape="id62" draw:end-glue-point="0" svg:d="M6397 5254v1143h5080v9208" svg:viewBox="0 0 5081 10352">
          <text:p/>
        </draw:connector>
        <draw:connector draw:style-name="gr43" draw:layer="layout" svg:x1="20.685cm" svg:y1="10.969cm" svg:x2="17.827cm" svg:y2="12.938cm" draw:start-shape="id67" draw:start-glue-point="2" draw:end-shape="id68" draw:end-glue-point="0" svg:d="M20685 10969v985h-2858v984" svg:viewBox="0 0 2859 1970">
          <text:p/>
        </draw:connector>
        <draw:connector draw:style-name="gr43" draw:layer="layout" svg:x1="20.685cm" svg:y1="10.969cm" svg:x2="23.383cm" svg:y2="12.938cm" draw:start-shape="id67" draw:start-glue-point="2" draw:end-shape="id69" draw:end-glue-point="0" svg:d="M20685 10969v985h2698v984" svg:viewBox="0 0 2699 1970">
          <text:p/>
        </draw:connector>
        <draw:connector draw:style-name="gr46" draw:layer="layout" svg:x1="11.16cm" svg:y1="13.319cm" svg:x2="18.78cm" svg:y2="10.588cm" draw:start-shape="id63" draw:start-glue-point="1" draw:end-shape="id67" draw:end-glue-point="3" svg:d="M11160 13319h3810v-2731h3810" svg:viewBox="0 0 7621 2732">
          <text:p/>
        </draw:connector>
        <draw:connector draw:style-name="gr46" draw:layer="layout" draw:line-skew="-1.111cm" svg:x1="13.382cm" svg:y1="15.733cm" svg:x2="18.78cm" svg:y2="10.588cm" draw:start-shape="id62" draw:start-glue-point="9" draw:end-shape="id67" draw:end-glue-point="3" svg:d="M13382 15733h1588v-5145h3810" svg:viewBox="0 0 5399 5146">
          <text:p/>
        </draw:connector>
        <draw:frame draw:style-name="gr124" draw:text-style-name="P42" draw:layer="layout" svg:width="2.54cm" svg:height="1.285cm" svg:x="17.827cm" svg:y="6.397cm">
          <draw:text-box>
            <text:p text:style-name="P41"><text:span text:style-name="T16">Δ</text:span><text:span text:style-name="T8"><text:tab/></text:span><text:span text:style-name="T8">blocked</text:span></text:p>
            <text:p text:style-name="P41"><text:span text:style-name="T8"><text:tab/></text:span><text:span text:style-name="T8">store</text:span></text:p>
            <text:p text:style-name="P41"><text:span text:style-name="T8"><text:tab/></text:span><text:span text:style-name="T8">child</text:span></text:p>
          </draw:text-box>
        </draw:frame>
        <draw:custom-shape draw:style-name="gr77" draw:text-style-name="P40" xml:id="id70" draw:id="id70" draw:layer="layout" svg:width="1.905cm" svg:height="1.905cm" svg:x="18.145cm" svg:y="4.175cm">
          <text:p text:style-name="P39"><text:span text:style-name="T15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22" draw:layer="layout" svg:width="1.27cm" svg:height="0.577cm" svg:x="21.002cm" svg:y="4.868cm">
          <draw:text-box>
            <text:p><text:span text:style-name="T8">end loc</text:span></text:p>
          </draw:text-box>
        </draw:frame>
        <draw:line draw:style-name="gr26" draw:text-style-name="P8" draw:layer="layout" svg:x1="20.05cm" svg:y1="5.127cm" svg:x2="21.002cm" svg:y2="5.127cm">
          <text:p/>
        </draw:line>
        <draw:line draw:style-name="gr26" draw:text-style-name="P8" draw:layer="layout" svg:x1="17.193cm" svg:y1="5.127cm" svg:x2="18.145cm" svg:y2="5.127cm">
          <text:p/>
        </draw:line>
        <draw:frame draw:style-name="gr135" draw:text-style-name="P22" draw:layer="layout" svg:width="1.336cm" svg:height="1.285cm" svg:x="15.922cm" svg:y="4.492cm">
          <draw:text-box>
            <text:p><text:span text:style-name="T8">start loc</text:span></text:p>
            <text:p><text:span text:style-name="T8">direct</text:span></text:p>
            <text:p><text:span text:style-name="T8">seeds</text:span></text:p>
          </draw:text-box>
        </draw:frame>
        <draw:frame draw:style-name="gr136" draw:text-style-name="P34" draw:layer="layout" svg:width="2.435cm" svg:height="0.522cm" svg:x="22.06cm" svg:y="13.813cm">
          <draw:text-box>
            <text:p><text:span text:style-name="T13">child</text:span></text:p>
          </draw:text-box>
        </draw:frame>
        <draw:frame draw:style-name="gr136" draw:text-style-name="P34" draw:layer="layout" svg:width="2.435cm" svg:height="0.522cm" svg:x="16.662cm" svg:y="13.813cm">
          <draw:text-box>
            <text:p><text:span text:style-name="T13">not child</text:span></text:p>
          </draw:text-box>
        </draw:frame>
        <draw:frame draw:style-name="gr136" draw:text-style-name="P34" draw:layer="layout" svg:width="3.493cm" svg:height="0.522cm" svg:x="10.842cm" svg:y="16.67cm">
          <draw:text-box>
            <text:p><text:span text:style-name="T13">mlaps and visit_opp</text:span></text:p>
          </draw:text-box>
        </draw:frame>
        <draw:frame draw:style-name="gr136" draw:text-style-name="P34" draw:layer="layout" svg:width="1.27cm" svg:height="0.522cm" svg:x="8.92cm" svg:y="13.713cm">
          <draw:text-box>
            <text:p><text:span text:style-name="T13">mlaps</text:span></text:p>
          </draw:text-box>
        </draw:frame>
        <draw:frame draw:style-name="gr136" draw:text-style-name="P34" draw:layer="layout" svg:width="2.858cm" svg:height="0.522cm" svg:x="5.444cm" svg:y="11.16cm">
          <draw:text-box>
            <text:p><text:span text:style-name="T13">sow_own_store</text:span></text:p>
          </draw:text-box>
        </draw:frame>
        <draw:custom-shape draw:style-name="gr77" draw:text-style-name="P40" xml:id="id71" draw:id="id71" draw:layer="layout" svg:width="1.905cm" svg:height="1.905cm" svg:x="20.367cm" svg:y="1.952cm">
          <text:p text:style-name="P39"><text:span text:style-name="T15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8" draw:layer="layout" draw:type="line" svg:x1="19.771cm" svg:y1="4.454cm" svg:x2="20.646cm" svg:y2="3.578cm" draw:start-shape="id70" draw:start-glue-point="11" draw:end-shape="id71" draw:end-glue-point="7" svg:d="M19771 4454l875-876" svg:viewBox="0 0 876 877">
          <text:p/>
        </draw:connector>
        <draw:frame draw:style-name="gr88" draw:text-style-name="P45" draw:layer="layout" svg:width="4.045cm" svg:height="0.815cm" svg:x="10.173cm" svg:y="2.253cm">
          <draw:text-box>
            <text:p text:style-name="P26"><text:span text:style-name="T17">sower.py</text:span></text:p>
          </draw:text-box>
        </draw:frame>
      </draw:page>
      <draw:page draw:name="page9" draw:style-name="dp1" draw:master-page-name="Default">
        <draw:connector draw:style-name="gr138" draw:layer="layout" draw:line-skew="-3.652cm" svg:x1="6.397cm" svg:y1="5.254cm" svg:x2="8.778cm" svg:y2="14.843cm" draw:start-shape="id72" draw:start-glue-point="2" draw:end-shape="id73" draw:end-glue-point="0" svg:d="M6397 5254v1143h2381v8446" svg:viewBox="0 0 2382 9590">
          <text:p/>
        </draw:connector>
        <draw:connector draw:style-name="gr138" draw:layer="layout" draw:line-skew="-2.286cm" svg:x1="6.397cm" svg:y1="5.254cm" svg:x2="6.715cm" svg:y2="12.112cm" draw:start-shape="id72" draw:start-glue-point="2" draw:end-shape="id74" draw:end-glue-point="0" svg:d="M6397 5254v1143h318v5715" svg:viewBox="0 0 319 6859">
          <text:p/>
        </draw:connector>
        <draw:frame draw:style-name="gr139" draw:text-style-name="P35" draw:layer="layout" svg:width="11.113cm" svg:height="0.953cm" svg:x="8.937cm" svg:y="1.317cm">
          <draw:text-box>
            <text:p>Seed Collector Classes and Deco</text:p>
          </draw:text-box>
        </draw:frame>
        <draw:custom-shape draw:style-name="gr140" draw:text-style-name="P19" xml:id="id72" draw:id="id72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eedCollIf</text:p>
          <draw:enhanced-geometry svg:viewBox="0 0 21600 21600" draw:type="rectangle" draw:enhanced-path="M 0 0 L 21600 0 21600 21600 0 21600 0 0 Z N"/>
        </draw:custom-shape>
        <draw:custom-shape draw:style-name="gr141" draw:text-style-name="P2" xml:id="id75" draw:id="id75" draw:layer="layout" svg:width="3.81cm" svg:height="0.762cm" svg:x="3.2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ec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2" xml:id="id76" draw:id="id76" draw:layer="layout" svg:width="4.128cm" svg:height="0.762cm" svg:x="8.6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hildSeedCollector</text:span></text:p>
          <draw:enhanced-geometry svg:viewBox="0 0 21600 21600" draw:type="rectangle" draw:enhanced-path="M 0 0 L 21600 0 21600 21600 0 21600 0 0 Z N"/>
        </draw:custom-shape>
        <draw:custom-shape draw:style-name="gr143" draw:text-style-name="P2" xml:id="id74" draw:id="id74" draw:layer="layout" svg:width="3.81cm" svg:height="0.762cm" svg:x="4.8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No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" xml:id="id73" draw:id="id73" draw:layer="layout" svg:width="4.127cm" svg:height="0.762cm" svg:x="6.715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MustShare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6.953cm" svg:y1="16.24cm" svg:x2="7.985cm" svg:y2="15.414cm">
          <text:p/>
        </draw:line>
        <draw:line draw:style-name="gr66" draw:text-style-name="P26" draw:layer="layout" svg:x1="4.334cm" svg:y1="13.382cm" svg:x2="5.127cm" svg:y2="12.747cm">
          <text:p/>
        </draw:line>
        <draw:line draw:style-name="gr66" draw:text-style-name="P26" draw:layer="layout" svg:x1="8.302cm" svg:y1="9.064cm" svg:x2="9.255cm" svg:y2="8.302cm">
          <text:p/>
        </draw:line>
        <draw:line draw:style-name="gr66" draw:text-style-name="P26" draw:layer="layout" svg:x1="3.222cm" svg:y1="9.048cm" svg:x2="4.14cm" svg:y2="8.314cm">
          <text:p/>
        </draw:line>
        <draw:custom-shape draw:style-name="gr145" draw:text-style-name="P40" draw:layer="layout" svg:width="2.34cm" svg:height="2.221cm" svg:x="18.662cm" svg:y="10.526cm">
          <text:p text:style-name="P39"><text:span text:style-name="T15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34" draw:layer="layout" svg:width="0.976cm" svg:height="0.577cm" svg:x="9.468cm" svg:y="8.53cm">
          <draw:text-box>
            <text:p><text:span text:style-name="T13">child</text:span></text:p>
          </draw:text-box>
        </draw:frame>
        <draw:frame draw:style-name="gr147" draw:text-style-name="P34" draw:layer="layout" svg:width="2.857cm" svg:height="0.577cm" svg:x="3.858cm" svg:y="8.53cm">
          <draw:text-box>
            <text:p><text:span text:style-name="T8">not</text:span><text:span text:style-name="T13"> child</text:span></text:p>
          </draw:text-box>
        </draw:frame>
        <draw:frame draw:style-name="gr148" draw:text-style-name="P34" draw:layer="layout" svg:width="2.631cm" svg:height="0.577cm" svg:x="5.671cm" svg:y="12.805cm">
          <draw:text-box>
            <text:p><text:span text:style-name="T13">not mustpass</text:span></text:p>
          </draw:text-box>
        </draw:frame>
        <draw:frame draw:style-name="gr149" draw:text-style-name="P34" draw:layer="layout" svg:width="2.085cm" svg:height="0.577cm" svg:x="8.44cm" svg:y="15.663cm">
          <draw:text-box>
            <text:p><text:span text:style-name="T13">mustshare</text:span></text:p>
          </draw:text-box>
        </draw:frame>
        <draw:frame draw:style-name="gr150" draw:text-style-name="P47" draw:layer="layout" svg:width="3.175cm" svg:height="2.074cm" svg:x="18.979cm" svg:y="13.066cm">
          <draw:text-box>
            <text:p text:style-name="P41"><text:span text:style-name="T19">Δ</text:span><text:span text:style-name="T19"><text:tab/></text:span><text:span text:style-name="T13">board</text:span></text:p>
            <text:p text:style-name="P41"><text:span text:style-name="T19">Δ</text:span><text:span text:style-name="T19"><text:tab/></text:span><text:span text:style-name="T13">store</text:span></text:p>
            <text:p text:style-name="P41"><text:span text:style-name="T13"><text:tab/></text:span><text:span text:style-name="T13">child</text:span></text:p>
          </draw:text-box>
        </draw:frame>
        <draw:frame draw:style-name="gr151" draw:text-style-name="P34" draw:layer="layout" svg:width="2.161cm" svg:height="0.577cm" svg:x="15.887cm" svg:y="11.478cm">
          <draw:text-box>
            <text:p><text:span text:style-name="T13">repeat turn</text:span></text:p>
          </draw:text-box>
        </draw:frame>
        <draw:frame draw:style-name="gr152" draw:text-style-name="P34" draw:layer="layout" svg:width="3.017cm" svg:height="0.577cm" svg:x="22.172cm" svg:y="11.488cm">
          <draw:text-box>
            <text:p><text:span text:style-name="T13">seeds: (false, true)</text:span></text:p>
          </draw:text-box>
        </draw:frame>
        <draw:connector draw:style-name="gr46" draw:layer="layout" draw:type="curve" svg:x1="5.572cm" svg:y1="12.112cm" svg:x2="6.27cm" svg:y2="8.429cm" draw:start-shape="id74" draw:start-glue-point="5" draw:end-shape="id75" draw:end-glue-point="7" svg:d="M5572 12112c0-2761 698-920 698-3683" svg:viewBox="0 0 699 3684">
          <text:p/>
        </draw:connector>
        <draw:connector draw:style-name="gr46" draw:layer="layout" draw:type="curve" svg:x1="10.016cm" svg:y1="14.843cm" svg:x2="7.858cm" svg:y2="12.874cm" draw:start-shape="id73" draw:start-glue-point="4" draw:end-shape="id74" draw:end-glue-point="7" svg:d="M10016 14843c0-1476-2158-492-2158-1969" svg:viewBox="0 0 2159 1970">
          <text:p/>
        </draw:connector>
        <draw:connector draw:style-name="gr46" draw:layer="layout" draw:type="curve" svg:x1="10.016cm" svg:y1="14.843cm" svg:x2="11.922cm" svg:y2="8.429cm" draw:start-shape="id73" draw:start-glue-point="4" draw:end-shape="id76" draw:end-glue-point="7" svg:d="M10016 14843c0-4810 1906-1604 1906-6414" svg:viewBox="0 0 1907 6415">
          <text:p/>
        </draw:connector>
        <draw:connector draw:style-name="gr46" draw:layer="layout" draw:type="curve" svg:x1="7.858cm" svg:y1="12.112cm" svg:x2="11.922cm" svg:y2="8.429cm" draw:start-shape="id74" draw:start-glue-point="4" draw:end-shape="id76" draw:end-glue-point="7" svg:d="M7858 12112c0-2761 4064-920 4064-3683" svg:viewBox="0 0 4065 3684">
          <text:p/>
        </draw:connector>
        <draw:connector draw:style-name="gr46" draw:layer="layout" draw:type="curve" svg:x1="10.016cm" svg:y1="14.843cm" svg:x2="6.27cm" svg:y2="8.429cm" draw:start-shape="id73" draw:start-glue-point="4" draw:end-shape="id75" draw:end-glue-point="7" svg:d="M10016 14843c0-4810-3746-1604-3746-6414" svg:viewBox="0 0 3747 6415">
          <text:p/>
        </draw:connector>
        <draw:line draw:style-name="gr153" draw:text-style-name="P48" draw:layer="layout" svg:x1="17.709cm" svg:y1="11.796cm" svg:x2="18.662cm" svg:y2="11.796cm">
          <text:p/>
        </draw:line>
        <draw:line draw:style-name="gr154" draw:text-style-name="P48" draw:layer="layout" svg:x1="21.137cm" svg:y1="11.796cm" svg:x2="22.089cm" svg:y2="11.796cm">
          <text:p/>
        </draw:line>
        <draw:connector draw:style-name="gr138" draw:layer="layout" draw:line-skew="-0.064cm" svg:x1="6.397cm" svg:y1="5.254cm" svg:x2="5.127cm" svg:y2="7.667cm" draw:start-shape="id72" draw:start-glue-point="2" draw:end-shape="id75" draw:end-glue-point="0" svg:d="M6397 5254v1143h-1270v1270" svg:viewBox="0 0 1271 2414">
          <text:p/>
        </draw:connector>
        <draw:connector draw:style-name="gr138" draw:layer="layout" draw:line-skew="-0.064cm" svg:x1="6.397cm" svg:y1="5.254cm" svg:x2="10.684cm" svg:y2="7.667cm" draw:start-shape="id72" draw:start-glue-point="2" draw:end-shape="id76" draw:end-glue-point="0" svg:d="M6397 5254v1143h4287v1270" svg:viewBox="0 0 4288 2414">
          <text:p/>
        </draw:connector>
        <draw:frame draw:style-name="gr88" draw:text-style-name="P45" draw:layer="layout" svg:width="4.045cm" svg:height="0.815cm" svg:x="11.242cm" svg:y="2.09cm">
          <draw:text-box>
            <text:p text:style-name="P26"><text:span text:style-name="T17">seed_collector.py</text:span></text:p>
          </draw:text-box>
        </draw:frame>
        <draw:frame draw:style-name="gr155" draw:text-style-name="P34" draw:layer="layout" svg:width="6.667cm" svg:height="2.54cm" svg:x="16.24cm" svg:y="5.445cm">
          <draw:text-box>
            <text:p><text:span text:style-name="T13">This deco chain used as a first step in determining if the game is over and/or there is a win/tie.</text:span></text:p>
            <text:p><text:span text:style-name="T13">Each deco can decide that the game is over.</text:span></text:p>
          </draw:text-box>
        </draw:frame>
      </draw:page>
      <draw:page draw:name="page10" draw:style-name="dp1" draw:master-page-name="Default">
        <draw:connector draw:style-name="gr156" draw:layer="layout" draw:type="curve" svg:x1="8.302cm" svg:y1="18.843cm" svg:x2="11.604cm" svg:y2="7.147cm" draw:start-shape="id77" draw:start-glue-point="1" draw:end-shape="id78" draw:end-glue-point="7" svg:d="M8302 18843c2202 0 3302-3898 3302-11696" svg:viewBox="0 0 3303 11697">
          <text:p/>
        </draw:connector>
        <draw:custom-shape draw:style-name="gr157" draw:text-style-name="P3" xml:id="id83" draw:id="id83" draw:layer="layout" svg:width="12.382cm" svg:height="8.255cm" svg:x="2.27cm" svg:y="9.072cm">
          <text:p/>
          <draw:enhanced-geometry svg:viewBox="0 0 21600 21600" draw:type="rectangle" draw:enhanced-path="M 0 0 L 21600 0 21600 21600 0 21600 0 0 Z N"/>
        </draw:custom-shape>
        <draw:connector draw:style-name="gr138" draw:layer="layout" draw:line-skew="-0.064cm" svg:x1="6.079cm" svg:y1="3.972cm" svg:x2="4.809cm" svg:y2="6.385cm" draw:start-shape="id79" draw:start-glue-point="2" draw:end-shape="id80" draw:end-glue-point="0" svg:d="M6079 3972v1143h-1270v1270" svg:viewBox="0 0 1271 2414">
          <text:p/>
        </draw:connector>
        <draw:connector draw:style-name="gr138" draw:layer="layout" draw:line-skew="-0.064cm" svg:x1="6.079cm" svg:y1="3.972cm" svg:x2="10.366cm" svg:y2="6.385cm" draw:start-shape="id79" draw:start-glue-point="2" draw:end-shape="id78" draw:end-glue-point="0" svg:d="M6079 3972v1143h4287v1270" svg:viewBox="0 0 4288 2414">
          <text:p/>
        </draw:connector>
        <draw:connector draw:style-name="gr43" draw:layer="layout" draw:line-skew="-1.713cm" svg:x1="6.079cm" svg:y1="3.972cm" svg:x2="5.127cm" svg:y2="9.707cm" draw:start-shape="id79" draw:start-glue-point="2" draw:end-shape="id81" draw:end-glue-point="0" svg:d="M6079 3972v1155h-952v4580" svg:viewBox="0 0 953 5736">
          <text:p/>
        </draw:connector>
        <draw:frame draw:style-name="gr139" draw:text-style-name="P35" draw:layer="layout" svg:width="11.113cm" svg:height="0.953cm" svg:x="8.938cm" svg:y="1.346cm">
          <draw:text-box>
            <text:p>Capt Ok Classes and Deco</text:p>
          </draw:text-box>
        </draw:frame>
        <draw:custom-shape draw:style-name="gr29" draw:text-style-name="P19" xml:id="id79" draw:id="id79" draw:layer="layout" svg:width="3.81cm" svg:height="0.762cm" svg:x="4.174cm" svg:y="3.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CaptOkIf</text:p>
          <draw:enhanced-geometry svg:viewBox="0 0 21600 21600" draw:type="rectangle" draw:enhanced-path="M 0 0 L 21600 0 21600 21600 0 21600 0 0 Z N"/>
        </draw:custom-shape>
        <draw:custom-shape draw:style-name="gr158" draw:text-style-name="P2" xml:id="id80" draw:id="id80" draw:layer="layout" svg:width="3.81cm" svg:height="0.762cm" svg:x="2.904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True</text:span></text:p>
          <draw:enhanced-geometry svg:viewBox="0 0 21600 21600" draw:type="rectangle" draw:enhanced-path="M 0 0 L 21600 0 21600 21600 0 21600 0 0 Z N"/>
        </draw:custom-shape>
        <draw:custom-shape draw:style-name="gr145" draw:text-style-name="P40" draw:layer="layout" svg:width="2.34cm" svg:height="2.221cm" svg:x="18.463cm" svg:y="6.546cm">
          <text:p text:style-name="P39"><text:span text:style-name="T15">capt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9" draw:text-style-name="P19" draw:layer="layout" svg:width="1.044cm" svg:height="1.284cm" svg:x="6.08cm" svg:y="12.565cm">
          <draw:text-box>
            <text:p>evens</text:p>
          </draw:text-box>
        </draw:frame>
        <draw:frame draw:style-name="gr150" draw:text-style-name="P47" draw:layer="layout" svg:width="3.175cm" svg:height="2.074cm" svg:x="18.78cm" svg:y="9.086cm">
          <draw:text-box>
            <text:p text:style-name="P41"><text:span text:style-name="T19"><text:tab/></text:span><text:span text:style-name="T13">board</text:span></text:p>
            <text:p text:style-name="P41"><text:span text:style-name="T13"><text:tab/></text:span><text:span text:style-name="T13">child</text:span></text:p>
            <text:p text:style-name="P41"><text:span text:style-name="T13"><text:tab/></text:span><text:span text:style-name="T13">unlocked</text:span></text:p>
          </draw:text-box>
        </draw:frame>
        <draw:frame draw:style-name="gr160" draw:text-style-name="P34" draw:layer="layout" svg:width="0.729cm" svg:height="0.577cm" svg:x="16.688cm" svg:y="7.498cm">
          <draw:text-box>
            <text:p><text:span text:style-name="T13">loc</text:span></text:p>
          </draw:text-box>
        </draw:frame>
        <draw:frame draw:style-name="gr161" draw:text-style-name="P34" draw:layer="layout" svg:width="2.839cm" svg:height="0.577cm" svg:x="21.973cm" svg:y="7.508cm">
          <draw:text-box>
            <text:p><text:span text:style-name="T13">capture_ok (bool)</text:span></text:p>
          </draw:text-box>
        </draw:frame>
        <draw:line draw:style-name="gr153" draw:text-style-name="P48" draw:layer="layout" svg:x1="17.51cm" svg:y1="7.816cm" svg:x2="18.463cm" svg:y2="7.816cm">
          <text:p/>
        </draw:line>
        <draw:line draw:style-name="gr154" draw:text-style-name="P48" draw:layer="layout" svg:x1="20.938cm" svg:y1="7.816cm" svg:x2="21.89cm" svg:y2="7.816cm">
          <text:p/>
        </draw:line>
        <draw:custom-shape draw:style-name="gr162" draw:text-style-name="P2" xml:id="id81" draw:id="id81" draw:layer="layout" svg:width="3.81cm" svg:height="0.762cm" svg:x="3.222cm" svg:y="9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" xml:id="id82" draw:id="id82" draw:layer="layout" svg:width="3.81cm" svg:height="0.762cm" svg:x="7.667cm" svg:y="13.7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" xml:id="id85" draw:id="id85" draw:layer="layout" svg:width="3.81cm" svg:height="0.762cm" svg:x="5.127cm" svg:y="11.8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layer="layout" draw:line-skew="-3.713cm" svg:x1="6.079cm" svg:y1="3.972cm" svg:x2="9.572cm" svg:y2="13.708cm" draw:start-shape="id79" draw:start-glue-point="2" draw:end-shape="id82" draw:end-glue-point="0" svg:d="M6079 3972v1155h3493v8581" svg:viewBox="0 0 3494 9737">
          <text:p/>
        </draw:connector>
        <draw:custom-shape draw:style-name="gr165" draw:text-style-name="P2" xml:id="id84" draw:id="id84" draw:layer="layout" svg:width="3.81cm" svg:height="0.762cm" svg:x="9.89cm" svg:y="15.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Unlo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" xml:id="id77" draw:id="id77" draw:layer="layout" svg:width="3.81cm" svg:height="0.762cm" svg:x="4.492cm" svg:y="18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eed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layer="layout" draw:type="curve" svg:x1="4.492cm" svg:y1="18.59cm" svg:x2="3.666cm" svg:y2="7.147cm" draw:start-shape="id77" draw:start-glue-point="10" draw:end-shape="id80" draw:end-glue-point="6" svg:d="M4492 18590c-551 0-826-3814-826-11443" svg:viewBox="0 0 827 11444">
          <text:p/>
        </draw:connector>
        <draw:connector draw:style-name="gr46" draw:layer="layout" draw:type="curve" svg:x1="5.254cm" svg:y1="18.462cm" svg:x2="8.461cm" svg:y2="17.327cm" draw:start-shape="id77" draw:start-glue-point="5" draw:end-shape="id83" svg:d="M5254 18462c0-864 3207-297 3207-1135" svg:viewBox="0 0 3208 1136">
          <text:p/>
        </draw:connector>
        <draw:line draw:style-name="gr66" draw:text-style-name="P26" draw:layer="layout" svg:x1="4.016cm" svg:y1="19.732cm" svg:x2="4.809cm" svg:y2="19.097cm">
          <text:p/>
        </draw:line>
        <draw:frame draw:style-name="gr167" draw:text-style-name="P19" draw:layer="layout" svg:width="1.353cm" svg:height="1.284cm" svg:x="4.175cm" svg:y="10.442cm">
          <draw:text-box>
            <text:p>capt_on</text:p>
          </draw:text-box>
        </draw:frame>
        <draw:frame draw:style-name="gr168" draw:text-style-name="P19" draw:layer="layout" svg:width="1.996cm" svg:height="0.635cm" svg:x="8.62cm" svg:y="14.47cm">
          <draw:text-box>
            <text:p>oppsidecapt</text:p>
          </draw:text-box>
        </draw:frame>
        <draw:frame draw:style-name="gr168" draw:text-style-name="P19" draw:layer="layout" svg:width="1.996cm" svg:height="0.635cm" svg:x="10.751cm" svg:y="16.692cm">
          <draw:text-box>
            <text:p>moveunlock</text:p>
          </draw:text-box>
        </draw:frame>
        <draw:connector draw:style-name="gr46" draw:layer="layout" draw:type="curve" svg:x1="12.938cm" svg:y1="15.74cm" svg:x2="11.477cm" svg:y2="14.089cm" draw:start-shape="id84" draw:start-glue-point="4" draw:end-shape="id82" draw:end-glue-point="1" svg:d="M12938 15740c0-1101-487-1651-1461-1651" svg:viewBox="0 0 1462 1652">
          <text:p/>
        </draw:connector>
        <draw:connector draw:style-name="gr46" draw:layer="layout" draw:type="curve" svg:x1="10.715cm" svg:y1="13.708cm" svg:x2="8.937cm" svg:y2="12.184cm" draw:start-shape="id82" draw:start-glue-point="4" draw:end-shape="id85" draw:end-glue-point="1" svg:d="M10715 13708c0-1016-592-1524-1778-1524" svg:viewBox="0 0 1779 1525">
          <text:p/>
        </draw:connector>
        <draw:connector draw:style-name="gr43" draw:layer="layout" draw:line-skew="-4.729cm" svg:x1="6.079cm" svg:y1="3.972cm" svg:x2="11.795cm" svg:y2="15.74cm" draw:start-shape="id79" draw:start-glue-point="2" draw:end-shape="id84" draw:end-glue-point="0" svg:d="M6079 3972v1155h5716v10613" svg:viewBox="0 0 5717 11769">
          <text:p/>
        </draw:connector>
        <draw:connector draw:style-name="gr46" draw:layer="layout" draw:type="curve" svg:x1="8.175cm" svg:y1="11.803cm" svg:x2="7.032cm" svg:y2="10.088cm" draw:start-shape="id85" draw:start-glue-point="4" draw:end-shape="id81" draw:end-glue-point="1" svg:d="M8175 11803c0-1144-381-1715-1143-1715" svg:viewBox="0 0 1144 1716">
          <text:p/>
        </draw:connector>
        <draw:connector draw:style-name="gr46" draw:layer="layout" draw:type="curve" svg:x1="7.032cm" svg:y1="10.088cm" svg:x2="5.952cm" svg:y2="7.147cm" draw:start-shape="id81" draw:start-glue-point="1" draw:end-shape="id80" draw:end-glue-point="7" svg:d="M7032 10088c777 0 648-831 184-1086s-1264 65-1264-1855" svg:viewBox="0 0 1639 2942">
          <text:p/>
        </draw:connector>
        <draw:connector draw:style-name="gr156" draw:layer="layout" draw:type="curve" draw:line-skew="-1.423cm" svg:x1="10.715cm" svg:y1="13.708cm" svg:x2="11.604cm" svg:y2="7.147cm" draw:start-shape="id82" draw:start-glue-point="4" draw:end-shape="id78" draw:end-glue-point="7" svg:d="M10715 13708c0-7054 889-3774 889-6561" svg:viewBox="0 0 890 6562">
          <text:p/>
        </draw:connector>
        <draw:connector draw:style-name="gr156" draw:layer="layout" draw:type="curve" draw:line-skew="-2.047cm" svg:x1="12.938cm" svg:y1="15.74cm" svg:x2="11.604cm" svg:y2="7.147cm" draw:start-shape="id84" draw:start-glue-point="4" draw:end-shape="id78" draw:end-glue-point="7" svg:d="M12938 15740c0-9514-1334-5218-1334-8593" svg:viewBox="0 0 1335 8594">
          <text:p/>
        </draw:connector>
        <draw:frame draw:style-name="gr169" draw:text-style-name="P47" draw:layer="layout" svg:width="5.398cm" svg:height="3.649cm" svg:x="14.97cm" svg:y="13.67cm">
          <draw:text-box>
            <text:p text:style-name="P41"><text:span text:style-name="T13">Each element in chain is optional based on specified conditions. The link goes to the next deco that applies.</text:span></text:p>
            <text:p text:style-name="P41"><text:span text:style-name="T13">The deco chain that ends in CaptTrue are effectively anded together.</text:span></text:p>
            <text:p text:style-name="P41"><text:span text:style-name="T20">The CaptFalse doesn’t really make sense.</text:span></text:p>
          </draw:text-box>
        </draw:frame>
        <draw:frame draw:style-name="gr88" draw:text-style-name="P45" draw:layer="layout" svg:width="4.045cm" svg:height="0.815cm" svg:x="10.607cm" svg:y="2.09cm">
          <draw:text-box>
            <text:p text:style-name="P26"><text:span text:style-name="T17">capt_ok.py</text:span></text:p>
          </draw:text-box>
        </draw:frame>
        <draw:connector draw:style-name="gr43" draw:layer="layout" draw:line-skew="-2.761cm" svg:x1="6.079cm" svg:y1="3.972cm" svg:x2="7.032cm" svg:y2="11.803cm" draw:start-shape="id79" draw:start-glue-point="2" draw:end-shape="id85" draw:end-glue-point="0" svg:d="M6079 3972v1155h953v6676" svg:viewBox="0 0 954 7832">
          <text:p/>
        </draw:connector>
        <draw:custom-shape draw:style-name="gr170" draw:text-style-name="P2" xml:id="id78" draw:id="id78" draw:layer="layout" svg:width="4.128cm" svg:height="0.762cm" svg:x="8.302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False</text:span></text:p>
          <draw:enhanced-geometry svg:viewBox="0 0 21600 21600" draw:type="rectangle" draw:enhanced-path="M 0 0 L 21600 0 21600 21600 0 21600 0 0 Z N"/>
        </draw:custom-shape>
        <draw:frame draw:style-name="gr171" draw:text-style-name="P19" draw:layer="layout" svg:width="2.204cm" svg:height="1.285cm" svg:x="3.857cm" svg:y="7.235cm">
          <draw:text-box>
            <text:p>capt_on</text:p>
            <text:p>or evens</text:p>
            <text:p>or crosscapts</text:p>
          </draw:text-box>
        </draw:frame>
        <draw:frame draw:style-name="gr172" draw:text-style-name="P19" draw:layer="layout" svg:width="3cm" svg:height="0.65cm" svg:x="8.52cm" svg:y="7.235cm">
          <draw:text-box>
            <text:p>CaptTrue not used</text:p>
          </draw:text-box>
        </draw:frame>
      </draw:page>
      <draw:page draw:name="page11" draw:style-name="dp1" draw:master-page-name="Default">
        <draw:custom-shape draw:style-name="gr173" draw:text-style-name="P3" draw:layer="layout" svg:width="14.605cm" svg:height="4.51cm" svg:x="1cm" svg:y="13.812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3" draw:layer="layout" svg:width="10.795cm" svg:height="6.803cm" svg:x="16.122cm" svg:y="6.3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xml:id="id86" draw:id="id86" draw:layer="layout" svg:width="3.81cm" svg:height="0.762cm" svg:x="4.165cm" svg:y="2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CaptMethodIf</text:p>
          <draw:enhanced-geometry svg:viewBox="0 0 21600 21600" draw:type="rectangle" draw:enhanced-path="M 0 0 L 21600 0 21600 21600 0 21600 0 0 Z N"/>
        </draw:custom-shape>
        <draw:custom-shape draw:style-name="gr175" draw:text-style-name="P40" xml:id="id92" draw:id="id92" draw:layer="layout" svg:width="2.006cm" svg:height="1.905cm" svg:x="20.197cm" svg:y="16.493cm">
          <text:p text:style-name="P39"><text:span text:style-name="T15">cap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47" draw:layer="layout" svg:width="3.175cm" svg:height="2.074cm" svg:x="20.367cm" svg:y="18.78cm">
          <draw:text-box>
            <text:p text:style-name="P41"><text:span text:style-name="T19">Δ</text:span><text:span text:style-name="T19"><text:tab/></text:span><text:span text:style-name="T13">board</text:span></text:p>
            <text:p text:style-name="P41"><text:span text:style-name="T19">Δ</text:span><text:span text:style-name="T13"><text:tab/></text:span><text:span text:style-name="T13">store</text:span></text:p>
            <text:p text:style-name="P41"><text:span text:style-name="T13"><text:tab/></text:span><text:span text:style-name="T13">child</text:span></text:p>
            <text:p text:style-name="P41"><text:span text:style-name="T13"><text:tab/></text:span><text:span text:style-name="T13">unlocked</text:span></text:p>
          </draw:text-box>
        </draw:frame>
        <draw:frame draw:style-name="gr176" draw:text-style-name="P34" draw:layer="layout" svg:width="0.963cm" svg:height="0.891cm" svg:x="18.145cm" svg:y="16.959cm">
          <draw:text-box>
            <text:p><text:span text:style-name="T13">loc</text:span></text:p>
            <text:p><text:span text:style-name="T13">direct</text:span></text:p>
          </draw:text-box>
        </draw:frame>
        <draw:line draw:style-name="gr153" draw:text-style-name="P48" draw:layer="layout" svg:x1="19.167cm" svg:y1="17.277cm" svg:x2="20.12cm" svg:y2="17.277cm">
          <text:p/>
        </draw:line>
        <draw:connector draw:style-name="gr138" draw:layer="layout" draw:line-skew="-2.126cm" svg:x1="6.07cm" svg:y1="3.263cm" svg:x2="5.127cm" svg:y2="8.702cm" draw:start-shape="id86" draw:start-glue-point="2" draw:end-shape="id87" draw:end-glue-point="0" svg:d="M6070 3263v594h-943v4845" svg:viewBox="0 0 944 5440">
          <text:p/>
        </draw:connector>
        <draw:frame draw:style-name="gr139" draw:text-style-name="P35" draw:layer="layout" svg:width="8.253cm" svg:height="0.953cm" svg:x="8.939cm" svg:y="1.347cm">
          <draw:text-box>
            <text:p>Capturer Classes and Deco</text:p>
          </draw:text-box>
        </draw:frame>
        <draw:frame draw:style-name="gr177" draw:text-style-name="P19" draw:layer="layout" svg:width="1.505cm" svg:height="0.65cm" svg:x="7.75cm" svg:y="20.05cm">
          <draw:text-box>
            <text:p>child</text:p>
          </draw:text-box>
        </draw:frame>
        <draw:frame draw:style-name="gr178" draw:text-style-name="P19" draw:layer="layout" svg:width="4.02cm" svg:height="0.891cm" svg:x="17.821cm" svg:y="10.277cm">
          <draw:text-box>
            <text:p>crosscapt and xcpickown</text:p>
          </draw:text-box>
        </draw:frame>
        <draw:frame draw:style-name="gr179" draw:text-style-name="P19" draw:layer="layout" svg:width="1.615cm" svg:height="0.65cm" svg:x="18.644cm" svg:y="8.055cm">
          <draw:text-box>
            <text:p>crosscapt</text:p>
          </draw:text-box>
        </draw:frame>
        <draw:frame draw:style-name="gr180" draw:text-style-name="P19" draw:layer="layout" svg:width="3.795cm" svg:height="0.65cm" svg:x="22.304cm" svg:y="12.405cm">
          <draw:text-box>
            <text:p>crosscapt and multicapt</text:p>
          </draw:text-box>
        </draw:frame>
        <draw:connector draw:style-name="gr46" draw:layer="layout" draw:type="curve" svg:x1="25.438cm" svg:y1="11.628cm" svg:x2="22.282cm" svg:y2="10.174cm" draw:start-shape="id88" draw:start-glue-point="4" draw:end-shape="id89" draw:end-glue-point="7" svg:d="M25438 11628c0-1090-3156-364-3156-1454" svg:viewBox="0 0 3157 1455">
          <text:p/>
        </draw:connector>
        <draw:connector draw:style-name="gr46" draw:layer="layout" draw:type="curve" svg:x1="22.282cm" svg:y1="9.412cm" svg:x2="20.993cm" svg:y2="7.864cm" draw:start-shape="id89" draw:start-glue-point="4" draw:end-shape="id90" draw:end-glue-point="7" svg:d="M22282 9412c0-1161-1289-387-1289-1548" svg:viewBox="0 0 1290 1549">
          <text:p/>
        </draw:connector>
        <draw:custom-shape draw:style-name="gr181" draw:text-style-name="P40" xml:id="id91" draw:id="id91" draw:layer="layout" svg:width="1.827cm" svg:height="1.735cm" svg:x="18.385cm" svg:y="14.27cm">
          <text:p text:style-name="P39"><text:span text:style-name="T15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40" xml:id="id93" draw:id="id93" draw:layer="layout" svg:width="1.827cm" svg:height="1.735cm" svg:x="21.955cm" svg:y="14.27cm">
          <text:p text:style-name="P39"><text:span text:style-name="T15">capt_</text:span></text:p>
          <text:p text:style-name="P39"><text:span text:style-name="T15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2" draw:text-style-name="P8" draw:layer="layout" draw:type="line" svg:x1="19.945cm" svg:y1="15.751cm" svg:x2="20.49cm" svg:y2="16.772cm" draw:start-shape="id91" draw:start-glue-point="9" draw:end-shape="id92" draw:end-glue-point="5" svg:d="M19945 15751l545 1021" svg:viewBox="0 0 546 1022">
          <text:p/>
        </draw:connector>
        <draw:connector draw:style-name="gr182" draw:text-style-name="P8" draw:layer="layout" draw:type="line" svg:x1="22.222cm" svg:y1="15.751cm" svg:x2="21.91cm" svg:y2="16.772cm" draw:start-shape="id93" draw:start-glue-point="7" draw:end-shape="id92" draw:end-glue-point="11" svg:d="M22222 15751l-312 1021" svg:viewBox="0 0 313 1022">
          <text:p/>
        </draw:connector>
        <draw:connector draw:style-name="gr43" draw:layer="layout" draw:line-skew="-7.397cm" svg:x1="6.07cm" svg:y1="3.263cm" svg:x2="7.256cm" svg:y2="19.245cm" draw:start-shape="id86" draw:start-glue-point="2" draw:end-shape="id94" draw:end-glue-point="0" svg:d="M6070 3263v594h1186v15388" svg:viewBox="0 0 1187 15983">
          <text:p/>
        </draw:connector>
        <draw:connector draw:style-name="gr43" draw:layer="layout" draw:line-skew="-2.126cm" svg:x1="6.07cm" svg:y1="3.263cm" svg:x2="11.318cm" svg:y2="8.702cm" draw:start-shape="id86" draw:start-glue-point="2" draw:end-shape="id95" draw:end-glue-point="0" svg:d="M6070 3263v594h5248v4845" svg:viewBox="0 0 5249 5440">
          <text:p/>
        </draw:connector>
        <draw:connector draw:style-name="gr43" draw:layer="layout" draw:line-skew="-1.323cm" svg:x1="6.07cm" svg:y1="3.263cm" svg:x2="19.755cm" svg:y2="7.102cm" draw:start-shape="id86" draw:start-glue-point="2" draw:end-shape="id90" draw:end-glue-point="0" svg:d="M6070 3263v597h13685v3242" svg:viewBox="0 0 13686 3840">
          <text:p/>
        </draw:connector>
        <draw:connector draw:style-name="gr43" draw:layer="layout" draw:line-skew="-2.478cm" svg:x1="6.07cm" svg:y1="3.263cm" svg:x2="20.473cm" svg:y2="9.412cm" draw:start-shape="id86" draw:start-glue-point="2" draw:end-shape="id89" draw:end-glue-point="0" svg:d="M6070 3263v597h14403v5552" svg:viewBox="0 0 14404 6150">
          <text:p/>
        </draw:connector>
        <draw:custom-shape draw:style-name="gr183" draw:text-style-name="P2" xml:id="id87" draw:id="id87" draw:layer="layout" svg:width="3.81cm" svg:height="0.762cm" svg:x="3.222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Single</text:span></text:p>
          <draw:enhanced-geometry svg:viewBox="0 0 21600 21600" draw:type="rectangle" draw:enhanced-path="M 0 0 L 21600 0 21600 21600 0 21600 0 0 Z N"/>
        </draw:custom-shape>
        <draw:custom-shape draw:style-name="gr184" draw:text-style-name="P2" xml:id="id89" draw:id="id89" draw:layer="layout" svg:width="6.033cm" svg:height="0.762cm" svg:x="17.457cm" svg:y="9.4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PickOwnOnCapt</text:span></text:p>
          <draw:enhanced-geometry svg:viewBox="0 0 21600 21600" draw:type="rectangle" draw:enhanced-path="M 0 0 L 21600 0 21600 21600 0 21600 0 0 Z N"/>
        </draw:custom-shape>
        <draw:custom-shape draw:style-name="gr185" draw:text-style-name="P2" xml:id="id88" draw:id="id88" draw:layer="layout" svg:width="4.128cm" svg:height="0.762cm" svg:x="22.136cm" svg:y="11.6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ontinueXcapt</text:span></text:p>
          <draw:enhanced-geometry svg:viewBox="0 0 21600 21600" draw:type="rectangle" draw:enhanced-path="M 0 0 L 21600 0 21600 21600 0 21600 0 0 Z N"/>
        </draw:custom-shape>
        <draw:custom-shape draw:style-name="gr186" draw:text-style-name="P2" xml:id="id90" draw:id="id90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87" draw:text-style-name="P2" xml:id="id94" draw:id="id94" draw:layer="layout" svg:width="4.128cm" svg:height="0.762cm" svg:x="5.192cm" svg:y="19.2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keChildren</text:span></text:p>
          <draw:enhanced-geometry svg:viewBox="0 0 21600 21600" draw:type="rectangle" draw:enhanced-path="M 0 0 L 21600 0 21600 21600 0 21600 0 0 Z N"/>
        </draw:custom-shape>
        <draw:custom-shape draw:style-name="gr188" draw:text-style-name="P2" xml:id="id95" draw:id="id95" draw:layer="layout" svg:width="4.128cm" svg:height="0.762cm" svg:x="9.254cm" svg:y="8.7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Multiple</text:span></text:p>
          <draw:enhanced-geometry svg:viewBox="0 0 21600 21600" draw:type="rectangle" draw:enhanced-path="M 0 0 L 21600 0 21600 21600 0 21600 0 0 Z N"/>
        </draw:custom-shape>
        <draw:frame draw:style-name="gr189" draw:text-style-name="P19" draw:layer="layout" svg:width="2.801cm" svg:height="0.497cm" svg:x="3.406cm" svg:y="9.514cm">
          <draw:text-box>
            <text:p>capt_on or evens</text:p>
          </draw:text-box>
        </draw:frame>
        <draw:connector draw:style-name="gr43" draw:layer="layout" draw:line-skew="-3.586cm" svg:x1="6.07cm" svg:y1="3.263cm" svg:x2="24.2cm" svg:y2="11.628cm" draw:start-shape="id86" draw:start-glue-point="2" draw:end-shape="id88" draw:end-glue-point="0" svg:d="M6070 3263v597h18130v7768" svg:viewBox="0 0 18131 8366">
          <text:p/>
        </draw:connector>
        <draw:frame draw:style-name="gr177" draw:text-style-name="P19" draw:layer="layout" svg:width="1.505cm" svg:height="0.65cm" svg:x="9.972cm" svg:y="9.557cm">
          <draw:text-box>
            <text:p>multicapt</text:p>
          </draw:text-box>
        </draw:frame>
        <draw:custom-shape draw:style-name="gr190" draw:text-style-name="P2" xml:id="id97" draw:id="id97" draw:layer="layout" svg:width="4.128cm" svg:height="0.762cm" svg:x="17.691cm" svg:y="7.1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onnector draw:style-name="gr46" draw:layer="layout" draw:type="curve" svg:x1="6.27cm" svg:y1="8.702cm" svg:x2="10.048cm" svg:y2="5.572cm" draw:start-shape="id87" draw:start-glue-point="4" draw:end-shape="id96" draw:end-glue-point="2" svg:d="M6270 8702c0-2347 3778-783 3778-3130" svg:viewBox="0 0 3779 3131">
          <text:p/>
        </draw:connector>
        <draw:connector draw:style-name="gr46" draw:layer="layout" draw:type="curve" svg:x1="12.556cm" svg:y1="8.702cm" svg:x2="10.048cm" svg:y2="5.572cm" draw:start-shape="id95" draw:start-glue-point="4" draw:end-shape="id96" draw:end-glue-point="2" svg:d="M12556 8702c0-2347-2508-783-2508-3130" svg:viewBox="0 0 2509 3131">
          <text:p/>
        </draw:connector>
        <draw:connector draw:style-name="gr46" draw:layer="layout" draw:type="curve" svg:x1="20.993cm" svg:y1="7.102cm" svg:x2="10.048cm" svg:y2="5.572cm" draw:start-shape="id97" draw:start-glue-point="4" draw:end-shape="id96" draw:end-glue-point="2" svg:d="M20993 7102c0-1147-10945-383-10945-1530" svg:viewBox="0 0 10946 1531">
          <text:p/>
        </draw:connector>
        <draw:connector draw:style-name="gr43" draw:layer="layout" draw:line-skew="-0.18cm" svg:x1="6.07cm" svg:y1="3.263cm" svg:x2="10.048cm" svg:y2="4.81cm" draw:start-shape="id86" draw:start-glue-point="2" draw:end-shape="id96" draw:end-glue-point="0" svg:d="M6070 3263v594h3978v953" svg:viewBox="0 0 3979 1548">
          <text:p/>
        </draw:connector>
        <draw:line draw:style-name="gr66" draw:text-style-name="P26" draw:layer="layout" svg:x1="16.622cm" svg:y1="10.791cm" svg:x2="17.574cm" svg:y2="10.03cm">
          <text:p/>
        </draw:line>
        <draw:line draw:style-name="gr66" draw:text-style-name="P26" draw:layer="layout" svg:x1="2.587cm" svg:y1="10.051cm" svg:x2="3.356cm" svg:y2="9.437cm">
          <text:p/>
        </draw:line>
        <draw:line draw:style-name="gr66" draw:text-style-name="P26" draw:layer="layout" svg:x1="8.678cm" svg:y1="10.172cm" svg:x2="9.471cm" svg:y2="9.537cm">
          <text:p/>
        </draw:line>
        <draw:line draw:style-name="gr66" draw:text-style-name="P26" draw:layer="layout" svg:x1="17.016cm" svg:y1="8.572cm" svg:x2="17.809cm" svg:y2="7.937cm">
          <text:p/>
        </draw:line>
        <draw:line draw:style-name="gr66" draw:text-style-name="P26" draw:layer="layout" svg:x1="21.184cm" svg:y1="12.849cm" svg:x2="22.137cm" svg:y2="12.087cm">
          <text:p/>
        </draw:line>
        <draw:line draw:style-name="gr66" draw:text-style-name="P26" draw:layer="layout" svg:x1="5.053cm" svg:y1="20.515cm" svg:x2="5.811cm" svg:y2="19.908cm">
          <text:p/>
        </draw:line>
        <draw:frame draw:style-name="gr88" draw:text-style-name="P45" draw:layer="layout" svg:width="4.045cm" svg:height="0.815cm" svg:x="11.243cm" svg:y="2.091cm">
          <draw:text-box>
            <text:p text:style-name="P26"><text:span text:style-name="T17">capturer.py</text:span></text:p>
          </draw:text-box>
        </draw:frame>
        <draw:custom-shape draw:style-name="gr191" draw:text-style-name="P2" xml:id="id99" draw:id="id99" draw:layer="layout" svg:width="3.81cm" svg:height="0.762cm" svg:x="1.67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None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1.035cm" svg:y1="17.605cm" svg:x2="1.804cm" svg:y2="16.991cm">
          <text:p/>
        </draw:line>
        <draw:custom-shape draw:style-name="gr192" draw:text-style-name="P2" xml:id="id100" draw:id="id100" draw:layer="layout" svg:width="3.81cm" svg:height="0.762cm" svg:x="6.532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SKeep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5.897cm" svg:y1="17.605cm" svg:x2="6.666cm" svg:y2="16.991cm">
          <text:p/>
        </draw:line>
        <draw:custom-shape draw:style-name="gr193" draw:text-style-name="P2" xml:id="id101" draw:id="id101" draw:layer="layout" svg:width="3.81cm" svg:height="0.762cm" svg:x="11.695cm" svg:y="16.2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Gets</text:span></text:p>
          <draw:enhanced-geometry svg:viewBox="0 0 21600 21600" draw:type="rectangle" draw:enhanced-path="M 0 0 L 21600 0 21600 21600 0 21600 0 0 Z N"/>
        </draw:custom-shape>
        <draw:frame draw:style-name="gr194" draw:text-style-name="P19" draw:layer="layout" svg:width="3.554cm" svg:height="0.891cm" svg:x="11.879cm" svg:y="17.068cm">
          <draw:text-box>
            <text:p>grandslam == </text:p>
            <text:p>OPP_GETS_REMAIN</text:p>
          </draw:text-box>
        </draw:frame>
        <draw:line draw:style-name="gr66" draw:text-style-name="P26" draw:layer="layout" svg:x1="10.86cm" svg:y1="17.605cm" svg:x2="11.629cm" svg:y2="16.991cm">
          <text:p/>
        </draw:line>
        <draw:frame draw:style-name="gr195" draw:text-style-name="P19" draw:layer="layout" svg:width="2.801cm" svg:height="1.285cm" svg:x="7.097cm" svg:y="17.087cm">
          <draw:text-box>
            <text:p>grandslam == </text:p>
            <text:p>LEAVE_LEFT or </text:p>
            <text:p>LEAVE_RIGHT</text:p>
          </draw:text-box>
        </draw:frame>
        <draw:frame draw:style-name="gr196" draw:text-style-name="P19" draw:layer="layout" svg:width="4.003cm" svg:height="0.497cm" svg:x="1.794cm" svg:y="17.187cm">
          <draw:text-box>
            <text:p>grandslam == NO_CAPT</text:p>
          </draw:text-box>
        </draw:frame>
        <draw:custom-shape draw:style-name="gr197" draw:text-style-name="P2" xml:id="id98" draw:id="id98" draw:layer="layout" svg:width="3.81cm" svg:height="0.762cm" svg:x="6.532cm" svg:y="14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randSlamCapt</text:span></text:p>
          <draw:enhanced-geometry svg:viewBox="0 0 21600 21600" draw:type="rectangle" draw:enhanced-path="M 0 0 L 21600 0 21600 21600 0 21600 0 0 Z N"/>
        </draw:custom-shape>
        <draw:connector draw:style-name="gr43" draw:layer="layout" draw:line-skew="-4.926cm" svg:x1="6.07cm" svg:y1="3.263cm" svg:x2="8.437cm" svg:y2="14.303cm" draw:start-shape="id86" draw:start-glue-point="2" draw:end-shape="id98" draw:end-glue-point="0" svg:d="M6070 3263v594h2367v10446" svg:viewBox="0 0 2368 11041">
          <text:p/>
        </draw:connector>
        <draw:connector draw:style-name="gr43" draw:layer="layout" svg:x1="8.437cm" svg:y1="15.065cm" svg:x2="3.575cm" svg:y2="16.256cm" draw:start-shape="id98" draw:start-glue-point="2" draw:end-shape="id99" draw:end-glue-point="0" svg:d="M8437 15065v596h-4862v595" svg:viewBox="0 0 4863 1192">
          <text:p/>
        </draw:connector>
        <draw:connector draw:style-name="gr43" draw:layer="layout" svg:x1="8.437cm" svg:y1="15.065cm" svg:x2="8.437cm" svg:y2="16.256cm" draw:start-shape="id98" draw:start-glue-point="2" draw:end-shape="id100" draw:end-glue-point="0" svg:d="M8437 15065v1191" svg:viewBox="0 0 1 1192">
          <text:p/>
        </draw:connector>
        <draw:connector draw:style-name="gr43" draw:layer="layout" svg:x1="8.437cm" svg:y1="15.065cm" svg:x2="13.6cm" svg:y2="16.256cm" draw:start-shape="id98" draw:start-glue-point="2" draw:end-shape="id101" draw:end-glue-point="0" svg:d="M8437 15065v596h5163v595" svg:viewBox="0 0 5164 1192">
          <text:p/>
        </draw:connector>
        <draw:custom-shape draw:style-name="gr198" draw:text-style-name="P2" xml:id="id96" draw:id="id96" draw:layer="layout" svg:width="4.128cm" svg:height="0.762cm" svg:x="7.984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one</text:span></text:p>
          <draw:enhanced-geometry svg:viewBox="0 0 21600 21600" draw:type="rectangle" draw:enhanced-path="M 0 0 L 21600 0 21600 21600 0 21600 0 0 Z N"/>
        </draw:custom-shape>
        <draw:line draw:style-name="gr66" draw:text-style-name="P26" draw:layer="layout" svg:x1="7.35cm" svg:y1="5.889cm" svg:x2="8.302cm" svg:y2="5.128cm">
          <text:p/>
        </draw:line>
        <draw:frame draw:style-name="gr199" draw:text-style-name="P19" draw:layer="layout" svg:width="5.341cm" svg:height="0.65cm" svg:x="17.275cm" svg:y="13.367cm">
          <draw:text-box>
            <text:p>Each element of chain is optional.</text:p>
          </draw:text-box>
        </draw:frame>
        <draw:frame draw:style-name="gr200" draw:text-style-name="P19" draw:layer="layout" svg:width="3.677cm" svg:height="0.953cm" svg:x="11.928cm" svg:y="18.462cm">
          <draw:text-box>
            <text:p>GrandSlam decos can </text:p>
            <text:p>preceed those above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" draw:display-name="Arrowheads 9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Diamond_20_unfilled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276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378cm" svg:height="0.421cm" svg:x="24.281cm" svg:y="20.169cm">
        <draw:text-box>
          <text:p><text:span text:style-name="MT1">12 Aug 23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3H56M32S</meta:editing-duration>
    <meta:editing-cycles>44</meta:editing-cycles>
    <meta:generator>LibreOffice/7.3.2.2$Windows_X86_64 LibreOffice_project/49f2b1bff42cfccbd8f788c8dc32c1c309559be0</meta:generator>
    <dc:date>2023-08-16T04:25:11.596000000</dc:date>
    <meta:print-date>2023-08-12T12:12:51.970000000</meta:print-date>
    <meta:document-statistic meta:object-count="455"/>
  </office:meta>
</office:document-meta>
</file>